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5.738cm" fo:break-before="auto" style:use-optimal-row-height="true"/>
    </style:style>
    <style:style style:name="ro7" style:family="table-row">
      <style:table-row-properties style:row-height="6.212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3.844cm" fo:break-before="auto" style:use-optimal-row-height="true"/>
    </style:style>
    <style:style style:name="ro12" style:family="table-row">
      <style:table-row-properties style:row-height="3.369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0.921cm" fo:break-before="auto" style:use-optimal-row-height="true"/>
    </style:style>
    <style:style style:name="ro16" style:family="table-row">
      <style:table-row-properties style:row-height="1.446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3.21cm" fo:break-before="auto" style:use-optimal-row-height="true"/>
    </style:style>
    <style:style style:name="ro19" style:family="table-row">
      <style:table-row-properties style:row-height="4.711cm" fo:break-before="auto" style:use-optimal-row-height="true"/>
    </style:style>
    <style:style style:name="ro20" style:family="table-row">
      <style:table-row-properties style:row-height="2.106cm" fo:break-before="auto" style:use-optimal-row-height="true"/>
    </style:style>
    <style:style style:name="ro21" style:family="table-row">
      <style:table-row-properties style:row-height="1.711cm" fo:break-before="auto" style:use-optimal-row-height="true"/>
    </style:style>
    <style:style style:name="ro22" style:family="table-row">
      <style:table-row-properties style:row-height="2.027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5.265cm" fo:break-before="auto" style:use-optimal-row-height="true"/>
    </style:style>
    <style:style style:name="ro2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4.948cm" fo:break-before="auto" style:use-optimal-row-height="true"/>
    </style:style>
    <style:style style:name="ro27" style:family="table-row">
      <style:table-row-properties style:row-height="1.053cm" fo:break-before="auto" style:use-optimal-row-height="true"/>
    </style:style>
    <style:style style:name="ro28" style:family="table-row">
      <style:table-row-properties style:row-height="6.054cm" fo:break-before="auto" style:use-optimal-row-height="true"/>
    </style:style>
    <style:style style:name="ro29" style:family="table-row">
      <style:table-row-properties style:row-height="2.29cm" fo:break-before="auto" style:use-optimal-row-height="true"/>
    </style:style>
    <style:style style:name="ro30" style:family="table-row">
      <style:table-row-properties style:row-height="0.974cm" fo:break-before="auto" style:use-optimal-row-height="true"/>
    </style:style>
    <style:style style:name="ro31" style:family="table-row">
      <style:table-row-properties style:row-height="0.947cm" fo:break-before="auto" style:use-optimal-row-height="true"/>
    </style:style>
    <style:style style:name="ro32" style:family="table-row">
      <style:table-row-properties style:row-height="1.842cm" fo:break-before="auto" style:use-optimal-row-height="true"/>
    </style:style>
    <style:style style:name="ro33" style:family="table-row">
      <style:table-row-properties style:row-height="0.499cm" fo:break-before="auto" style:use-optimal-row-height="true"/>
    </style:style>
    <style:style style:name="ro34" style:family="table-row">
      <style:table-row-properties style:row-height="1.395cm" fo:break-before="auto" style:use-optimal-row-height="true"/>
    </style:style>
    <style:style style:name="ro35" style:family="table-row">
      <style:table-row-properties style:row-height="2.764cm" fo:break-before="auto" style:use-optimal-row-height="true"/>
    </style:style>
    <style:style style:name="ro36" style:family="table-row">
      <style:table-row-properties style:row-height="4.316cm" fo:break-before="auto" style:use-optimal-row-height="true"/>
    </style:style>
    <style:style style:name="ro37" style:family="table-row">
      <style:table-row-properties style:row-height="0.552cm" fo:break-before="auto" style:use-optimal-row-height="true"/>
    </style:style>
    <style:style style:name="ro38" style:family="table-row">
      <style:table-row-properties style:row-height="3.316cm" fo:break-before="auto" style:use-optimal-row-height="true"/>
    </style:style>
    <style:style style:name="ro39" style:family="table-row">
      <style:table-row-properties style:row-height="4.133cm" fo:break-before="auto" style:use-optimal-row-height="true"/>
    </style:style>
    <style:style style:name="ro40" style:family="table-row">
      <style:table-row-properties style:row-height="1.86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0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108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11" style:family="table-cell" style:parent-style-name="Default" style:data-style-name="N0"/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15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11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17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ce12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3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4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5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2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32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3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34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39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4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14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14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1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4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4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5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51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5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5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5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158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be480a"/>
    </style:style>
    <style:style style:name="T3" style:family="text">
      <style:text-properties fo:color="#ff0000"/>
    </style:style>
    <style:style style:name="T4" style:family="text">
      <style:text-properties fo:color="#3465a4"/>
    </style:style>
    <style:style style:name="T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 fo:color="#80808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12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13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15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16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17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9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0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22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23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24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5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26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27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28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29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30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2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33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4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35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36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37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38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39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1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42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43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44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5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46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47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8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9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50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5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5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54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5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6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57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58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6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6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62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3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64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65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66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67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68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9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7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7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7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7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7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75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76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7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8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8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8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8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8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8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8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88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9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0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91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92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9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9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9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9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9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9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10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0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0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0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0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0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0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07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0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1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1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1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1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1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1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1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17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118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119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120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121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122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123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124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25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2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2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2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2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30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131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132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133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134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135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136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137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138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139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140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141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142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143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144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45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146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147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148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14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5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5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5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5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5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5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5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5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5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5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6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6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6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63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64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65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66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67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6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69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70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1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72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7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7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7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76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77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78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79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80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81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82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8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8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85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86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87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88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8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9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19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9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193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9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9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19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19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19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0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20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20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203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0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205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0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0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20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20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21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1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21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21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214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215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16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17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1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19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20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21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2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2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2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26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2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28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29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30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231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3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33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34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3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3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3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3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3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4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4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4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4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4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4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4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4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4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5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5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5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53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5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5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5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5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58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59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61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" style:font-name="Liberation Sans"/>
    </style:style>
    <style:style style:name="T26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bold" style:font-weight-asian="bold" style:font-weight-complex="bold"/>
    </style:style>
    <style:style style:name="T263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113"/>
        <table:table-column table:style-name="co2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11"/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104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104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УСТАНОВКА И ДЕИНСТАЛЛЯЦИЯ ПАКЕТОВ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104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104" office:value-type="string" calcext:value-type="string">
            <text:p>/var/log</text:p>
          </table:table-cell>
          <table:table-cell table:style-name="ce104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mesg</text:p>
          </table:table-cell>
          <table:table-cell table:style-name="ce104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ТЕРМИНАЛ</text:p>
          </table:table-cell>
          <table:table-cell table:style-name="ce4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!!</text:p>
          </table:table-cell>
          <table:table-cell table:style-name="ce104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'+' <text:s/>или Ctrl+9</text:p>
          </table:table-cell>
          <table:table-cell table:style-name="ce104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C</text:p>
          </table:table-cell>
          <table:table-cell table:style-name="ce104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Insert</text:p>
          </table:table-cell>
          <table:table-cell table:style-name="ce104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trl+Alt+F3</text:p>
          </table:table-cell>
          <table:table-cell table:style-name="ce104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Alt+F1</text:p>
          </table:table-cell>
          <table:table-cell table:style-name="ce104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lear</text:p>
          </table:table-cell>
          <table:table-cell table:style-name="ce104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randr</text:p>
          </table:table-cell>
          <table:table-cell table:style-name="ce104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randr -s 1024x768</text:p>
          </table:table-cell>
          <table:table-cell table:style-name="ce104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sudo</text:p>
          </table:table-cell>
          <table:table-cell table:style-name="ce104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echo</text:p>
          </table:table-cell>
          <table:table-cell table:style-name="ce104" office:value-type="string" calcext:value-type="string">
            <text:p>напечатать что-то на экране или в файл, если после указать "&gt;" и имя файла.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 text:c="2"/>|</text:p>
          </table:table-cell>
          <table:table-cell table:style-name="ce104" office:value-type="string" calcext:value-type="string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man -k &lt;интересующая команда keyword или её кусок&gt;</text:p>
          </table:table-cell>
          <table:table-cell table:style-name="ce104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atis &lt;интересующая команда или её кусок&gt;</text:p>
          </table:table-cell>
          <table:table-cell table:style-name="ce104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 table:number-rows-repeated="5">
          <table:table-cell table:style-name="ce104" table:number-columns-repeated="2"/>
          <table:table-cell table:number-columns-repeated="1022"/>
        </table:table-row>
        <table:table-row table:style-name="ro5">
          <table:table-cell table:style-name="ce6" office:value-type="string" calcext:value-type="string">
            <text:p>ПАМЯТЬ И ПРОЦЕСС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ps</text:p>
          </table:table-cell>
          <table:table-cell table:style-name="ce104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x</text:p>
          </table:table-cell>
          <table:table-cell table:style-name="ce104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&lt;имя пользователя&gt;</text:p>
          </table:table-cell>
          <table:table-cell table:style-name="ce104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-aux</text:p>
          </table:table-cell>
          <table:table-cell table:style-name="ce104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-aux | grep denis</text:p>
          </table:table-cell>
          <table:table-cell table:style-name="ce104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</text:p>
          </table:table-cell>
          <table:table-cell table:style-name="ce104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all &lt;имя процесса&gt;</text:p>
          </table:table-cell>
          <table:table-cell table:style-name="ce104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 <text:span text:style-name="T1">-STOP</text:span> &lt;имя процесса&gt;</text:p>
          </table:table-cell>
          <table:table-cell table:style-name="ce104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 <text:span text:style-name="T1">-CONT</text:span> &lt;имя процесса&gt;</text:p>
          </table:table-cell>
          <table:table-cell table:style-name="ce104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fg</text:p>
          </table:table-cell>
          <table:table-cell table:style-name="ce104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С</text:p>
          </table:table-cell>
          <table:table-cell table:style-name="ce104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Z</text:p>
          </table:table-cell>
          <table:table-cell table:style-name="ce104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op</text:p>
          </table:table-cell>
          <table:table-cell table:style-name="ce104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P</text:p>
          </table:table-cell>
          <table:table-cell table:style-name="ce104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M</text:p>
          </table:table-cell>
          <table:table-cell table:style-name="ce104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free -h</text:p>
          </table:table-cell>
          <table:table-cell table:style-name="ce104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</text:p>
          </table:table-cell>
          <table:table-cell table:style-name="ce104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reboot now</text:p>
          </table:table-cell>
          <table:table-cell table:style-name="ce104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СЛУЖБЫ (скрытые фоновые процессы)</text:p>
          </table:table-cell>
          <table:table-cell table:style-name="ce108"/>
          <table:table-cell table:number-columns-repeated="1022"/>
        </table:table-row>
        <table:table-row table:style-name="ro2">
          <table:table-cell table:style-name="ce47" office:value-type="string" calcext:value-type="string">
            <text:p>systemctl <text:span text:style-name="T2">опции</text:span> <text:span text:style-name="T3">команда</text:span> <text:span text:style-name="T4">служба служба</text:span></text:p>
          </table:table-cell>
          <table:table-cell table:style-name="ce47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ystemctl stop predictive</text:p>
          </table:table-cell>
          <table:table-cell table:style-name="ce104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list-units</text:p>
          </table:table-cell>
          <table:table-cell table:style-name="ce104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5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start service</text:p>
          </table:table-cell>
          <table:table-cell table:style-name="ce104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restart …</text:p>
          </table:table-cell>
          <table:table-cell table:style-name="ce104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try-restart …</text:p>
          </table:table-cell>
          <table:table-cell table:style-name="ce104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5">systemctl </text:span>reload-or-restart …</text:p>
          </table:table-cell>
          <table:table-cell table:style-name="ce104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enable …</text:p>
          </table:table-cell>
          <table:table-cell table:style-name="ce104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disable …</text:p>
          </table:table-cell>
          <table:table-cell table:style-name="ce104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is-enabled </text:p>
          </table:table-cell>
          <table:table-cell table:style-name="ce104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snapsot</text:p>
          </table:table-cell>
          <table:table-cell table:style-name="ce104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daemon-reload</text:p>
          </table:table-cell>
          <table:table-cell table:style-name="ce104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47" office:value-type="string" calcext:value-type="string">
            <text:p>Units (юниты)</text:p>
          </table:table-cell>
          <table:table-cell table:style-name="ce47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НАВИГАЦИЯ И ПОИСК.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cd</text:p>
          </table:table-cell>
          <table:table-cell table:style-name="ce104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</text:p>
          </table:table-cell>
          <table:table-cell table:style-name="ce104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.</text:p>
          </table:table-cell>
          <table:table-cell table:style-name="ce104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./..</text:p>
          </table:table-cell>
          <table:table-cell table:style-name="ce104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d ~</text:p>
          </table:table-cell>
          <table:table-cell table:style-name="ce104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pwd</text:p>
          </table:table-cell>
          <table:table-cell table:style-name="ce104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ls</text:p>
          </table:table-cell>
          <table:table-cell table:style-name="ce104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ls -la</text:p>
          </table:table-cell>
          <table:table-cell table:style-name="ce104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ls -la -R /</text:p>
          </table:table-cell>
          <table:table-cell table:style-name="ce104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ocate &lt;имя файла/папки&gt;</text:p>
          </table:table-cell>
          <table:table-cell table:style-name="ce104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ereis &lt;имя файла/папки&gt;</text:p>
          </table:table-cell>
          <table:table-cell table:style-name="ce104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find /home -name "&lt;имя файла/папки&gt;"</text:p>
          </table:table-cell>
          <table:table-cell table:style-name="ce104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i</text:p>
          </table:table-cell>
          <table:table-cell table:style-name="ce104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/media/cdrom</text:p>
          </table:table-cell>
          <table:table-cell table:style-name="ce104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РАБОТА С ФАЙЛАМИ И ПАПКАМ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mkdir</text:p>
          </table:table-cell>
          <table:table-cell table:style-name="ce104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kdir -p Dir4/Dir5</text:p>
          </table:table-cell>
          <table:table-cell table:style-name="ce104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ouch</text:p>
          </table:table-cell>
          <table:table-cell table:style-name="ce104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rm</text:p>
          </table:table-cell>
          <table:table-cell table:style-name="ce104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dir</text:p>
          </table:table-cell>
          <table:table-cell table:style-name="ce104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dir -p dir1/dir2/dir3</text:p>
          </table:table-cell>
          <table:table-cell table:style-name="ce104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i</text:p>
          </table:table-cell>
          <table:table-cell table:style-name="ce104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rm -R</text:p>
          </table:table-cell>
          <table:table-cell table:style-name="ce104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udo rm -R /</text:p>
          </table:table-cell>
          <table:table-cell table:style-name="ce104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cat</text:p>
          </table:table-cell>
          <table:table-cell table:style-name="ce104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more</text:p>
          </table:table-cell>
          <table:table-cell table:style-name="ce104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less</text:p>
          </table:table-cell>
          <table:table-cell table:style-name="ce104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6">cp</text:span> &lt;название файла&gt; &lt;путь, куда копируем&gt;</text:p>
          </table:table-cell>
          <table:table-cell table:style-name="ce104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p hello*.*</text:p>
          </table:table-cell>
          <table:table-cell table:style-name="ce104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p hello?.*</text:p>
          </table:table-cell>
          <table:table-cell table:style-name="ce104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p -R Dir2 Dir 4</text:p>
          </table:table-cell>
          <table:table-cell table:style-name="ce104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v</text:p>
          </table:table-cell>
          <table:table-cell table:style-name="ce104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mv</text:p>
          </table:table-cell>
          <table:table-cell table:style-name="ce104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text.txt .text.txt</text:p>
          </table:table-cell>
          <table:table-cell table:style-name="ce104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&lt;file name&gt; &lt;folder name&gt;/</text:p>
          </table:table-cell>
          <table:table-cell table:style-name="ce104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&lt;file name&gt; ..</text:p>
          </table:table-cell>
          <table:table-cell table:style-name="ce104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df /work</text:p>
          </table:table-cell>
          <table:table-cell table:style-name="ce104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f /root</text:p>
          </table:table-cell>
          <table:table-cell table:style-name="ce104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f -Th | grep "^/dev"</text:p>
          </table:table-cell>
          <table:table-cell table:style-name="ce104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sblk -f</text:p>
          </table:table-cell>
          <table:table-cell table:style-name="ce104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ЗАПИСЬ В ФАЙЛ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gedit</text:p>
          </table:table-cell>
          <table:table-cell table:style-name="ce104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111" table:number-columns-repeated="2"/>
          <table:table-cell table:number-columns-repeated="1022"/>
        </table:table-row>
        <table:table-row table:style-name="ro2">
          <table:table-cell table:style-name="ce106" office:value-type="string" calcext:value-type="string">
            <text:p>nano</text:p>
          </table:table-cell>
          <table:table-cell table:style-name="ce104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6">
          <table:table-cell table:style-name="ce104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104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-K (или F9)</text:p>
          </table:table-cell>
          <table:table-cell table:style-name="ce104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комбинация Alt-6</text:p>
          </table:table-cell>
          <table:table-cell table:style-name="ce104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trl-U или F10</text:p>
          </table:table-cell>
          <table:table-cell table:style-name="ce104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pico</text:p>
          </table:table-cell>
          <table:table-cell table:style-name="ce104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vi</text:p>
          </table:table-cell>
          <table:table-cell table:style-name="ce104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7">
          <table:table-cell table:style-name="ce104" office:value-type="string" calcext:value-type="string">
            <text:p>sed</text:p>
          </table:table-cell>
          <table:table-cell table:style-name="ce104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ЯРЛЫКИ, СОРТИНГ, РЕГУЛЯРНЫЕ ВЫРАЖЕНИЯ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ln -s</text:p>
          </table:table-cell>
          <table:table-cell table:style-name="ce104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8">
          <table:table-cell table:style-name="ce106" office:value-type="string" calcext:value-type="string">
            <text:p>ln</text:p>
          </table:table-cell>
          <table:table-cell table:style-name="ce104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wc &lt;имя файла&gt;</text:p>
          </table:table-cell>
          <table:table-cell table:style-name="ce104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ort &lt;имя файла с данными&gt;</text:p>
          </table:table-cell>
          <table:table-cell table:style-name="ce104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n</text:p>
          </table:table-cell>
          <table:table-cell table:style-name="ce104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104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атрибут -f 3</text:p>
          </table:table-cell>
          <table:table-cell table:style-name="ce104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6">grep</text:span> &lt;искомый текст&gt; &lt;папка/файл&gt;</text:p>
          </table:table-cell>
          <table:table-cell table:style-name="ce104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[A-Za-z].gov" mydatafile.txt</text:p>
          </table:table-cell>
          <table:table-cell table:style-name="ce104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[A-Za-z]*.gov" mydatafile.txt</text:p>
          </table:table-cell>
          <table:table-cell table:style-name="ce104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(kgb.gov|intel.com)"</text:p>
          </table:table-cell>
          <table:table-cell table:style-name="ce104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ЕРЕНАПРАВЛЕНИЕ ВЫВОДА/ВВОД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read</text:p>
          </table:table-cell>
          <table:table-cell table:style-name="ce104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ead &lt;имя переменной&gt;</text:p>
          </table:table-cell>
          <table:table-cell table:style-name="ce104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ort names.txt</text:p>
          </table:table-cell>
          <table:table-cell table:style-name="ce104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sort names.txt &gt; sorted.txt</text:p>
          </table:table-cell>
          <table:table-cell table:style-name="ce104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»</text:p>
          </table:table-cell>
          <table:table-cell table:style-name="ce104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2&gt;</text:p>
          </table:table-cell>
          <table:table-cell table:style-name="ce104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2&gt; errors.txt</text:p>
          </table:table-cell>
          <table:table-cell table:style-name="ce104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2&gt; /dev/null</text:p>
          </table:table-cell>
          <table:table-cell table:style-name="ce104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&gt; good.txt 2&gt; errors.txt</text:p>
          </table:table-cell>
          <table:table-cell table:style-name="ce104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&amp;&gt; allresults.txt</text:p>
          </table:table-cell>
          <table:table-cell table:style-name="ce104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АРХИВИРОВАНИЕ И КОМПРЕССИЯ ДАННЫХ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tar</text:p>
          </table:table-cell>
          <table:table-cell table:style-name="ce104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6">tar</text:span> cvf mytar.tar Folder1</text:p>
          </table:table-cell>
          <table:table-cell table:style-name="ce104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tar tf mytar.tar</text:p>
          </table:table-cell>
          <table:table-cell table:style-name="ce104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tar xvf mytar.tar</text:p>
          </table:table-cell>
          <table:table-cell table:style-name="ce104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8">
          <table:table-cell table:style-name="ce104" office:value-type="string" calcext:value-type="string">
            <text:p><text:span text:style-name="T6">gzip</text:span> mytar.tar</text:p>
          </table:table-cell>
          <table:table-cell table:style-name="ce104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unzip mytar.tar.gz</text:p>
          </table:table-cell>
          <table:table-cell table:style-name="ce104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6">bzip2</text:span> mytar.tar</text:p>
          </table:table-cell>
          <table:table-cell table:style-name="ce104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bunzip2 mytar.tar.bz2</text:p>
          </table:table-cell>
          <table:table-cell table:style-name="ce104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6">xz</text:span> и unxz</text:p>
          </table:table-cell>
          <table:table-cell table:style-name="ce104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ar cvzf mytar.tar Folder1</text:p>
          </table:table-cell>
          <table:table-cell table:style-name="ce44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104"/>
          <table:table-cell table:style-name="ce44"/>
          <table:table-cell table:number-columns-repeated="1022"/>
        </table:table-row>
        <table:table-row table:style-name="ro4">
          <table:table-cell table:style-name="ce106" office:value-type="string" calcext:value-type="string">
            <text:p>zip -r myZIP.zip Folder1</text:p>
          </table:table-cell>
          <table:table-cell table:style-name="ce44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unzip myZIP.zip</text:p>
          </table:table-cell>
          <table:table-cell table:style-name="ce104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ОЛЬЗОВАТЕЛ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cat /etc/passwd</text:p>
          </table:table-cell>
          <table:table-cell table:style-name="ce104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oami</text:p>
          </table:table-cell>
          <table:table-cell table:style-name="ce104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6">su</text:span> &lt;имя юзера&gt;</text:p>
          </table:table-cell>
          <table:table-cell table:style-name="ce104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exit</text:p>
          </table:table-cell>
          <table:table-cell table:style-name="ce104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ogout</text:p>
          </table:table-cell>
          <table:table-cell table:style-name="ce104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d &lt;имя юзера&gt;</text:p>
          </table:table-cell>
          <table:table-cell table:style-name="ce104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ast</text:p>
          </table:table-cell>
          <table:table-cell table:style-name="ce104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o</text:p>
          </table:table-cell>
          <table:table-cell table:style-name="ce104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w</text:p>
          </table:table-cell>
          <table:table-cell table:style-name="ce104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<text:span text:style-name="T6">useradd</text:span> -m &lt;имя пользователя&gt;</text:p>
          </table:table-cell>
          <table:table-cell table:style-name="ce104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passwd &lt;имя пользователя&gt;</text:p>
          </table:table-cell>
          <table:table-cell table:style-name="ce104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/etc/skel/</text:p>
          </table:table-cell>
          <table:table-cell table:style-name="ce104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userdel -r &lt;имя пользователя&gt;</text:p>
          </table:table-cell>
          <table:table-cell table:style-name="ce104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groupadd &lt;имя группы&gt;</text:p>
          </table:table-cell>
          <table:table-cell table:style-name="ce104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groupdel &lt;имя группы&gt;</text:p>
          </table:table-cell>
          <table:table-cell table:style-name="ce104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<text:span text:style-name="T6">usermod</text:span> <text:span text:style-name="T1">-aG</text:span> &lt;имя группы&gt; &lt;имя пользователя&gt;</text:p>
          </table:table-cell>
          <table:table-cell table:style-name="ce104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deluser &lt;имя группы&gt; &lt;имя пользователя&gt;</text:p>
          </table:table-cell>
          <table:table-cell table:style-name="ce104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СЕТЬ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env | grep proxy</text:p>
          </table:table-cell>
          <table:table-cell table:style-name="ce104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ifconfig</text:p>
          </table:table-cell>
          <table:table-cell table:style-name="ce104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wconfig</text:p>
          </table:table-cell>
          <table:table-cell table:style-name="ce104" office:value-type="string" calcext:value-type="string">
            <text:p>настройки роутера, в том числе PowerManagement: on или off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shw -C network</text:p>
          </table:table-cell>
          <table:table-cell table:style-name="ce104" office:value-type="string" calcext:value-type="string">
            <text:p>информация об интернет-роутер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netstat -antu</text:p>
          </table:table-cell>
          <table:table-cell table:style-name="ce104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ifconfig</text:p>
          </table:table-cell>
          <table:table-cell table:style-name="ce104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p addr show</text:p>
          </table:table-cell>
          <table:table-cell table:style-name="ce104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oute</text:p>
          </table:table-cell>
          <table:table-cell table:style-name="ce104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ping</text:p>
          </table:table-cell>
          <table:table-cell table:style-name="ce104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2">
          <table:table-cell table:style-name="ce112" office:value-type="string" calcext:value-type="string">
            <text:p><text:a xlink:href="https://linuxrussia.com/openvpn-gui-clients.html" xlink:type="simple">https://linuxrussia.com/openvpn-gui-clients.html</text:a></text:p>
          </table:table-cell>
          <table:table-cell table:style-name="ce112" office:value-type="string" calcext:value-type="string">
            <text:p>инструкция, как подключить openvpn в Linux</text:p>
          </table:table-cell>
          <table:table-cell table:number-columns-repeated="1022"/>
        </table:table-row>
        <table:table-row table:style-name="ro1">
          <table:table-cell table:style-name="ce112" table:number-columns-repeated="2"/>
          <table:table-cell table:number-columns-repeated="1022"/>
        </table:table-row>
        <table:table-row table:style-name="ro2">
          <table:table-cell table:style-name="ce112" office:value-type="string" calcext:value-type="string">
            <text:p>sudo route -n</text:p>
          </table:table-cell>
          <table:table-cell table:style-name="ce112" office:value-type="string" calcext:value-type="string">
            <text:p>увидеть соединения, в том числе vpn</text:p>
          </table:table-cell>
          <table:table-cell table:number-columns-repeated="1022"/>
        </table:table-row>
        <table:table-row table:style-name="ro8">
          <table:table-cell table:style-name="ce44" office:value-type="string" calcext:value-type="string">
            <text:p>sudo route del -net 0.0.0.0 gw 172.31.20.209 netmask 0.0.0.0 dev tun0</text:p>
          </table:table-cell>
          <table:table-cell table:style-name="ce104" office:value-type="string" calcext:value-type="string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РАВ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rwx</text:p>
          </table:table-cell>
          <table:table-cell table:style-name="ce104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--</text:p>
          </table:table-cell>
          <table:table-cell table:style-name="ce104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own &lt;имя пользователя&gt; &lt;имя файла/папки&gt;</text:p>
          </table:table-cell>
          <table:table-cell table:style-name="ce104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chgrp &lt;имя группы&gt; &lt;имя файла/папки&gt;</text:p>
          </table:table-cell>
          <table:table-cell table:style-name="ce104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chmod o+x &lt;имя файла/папки&gt;</text:p>
          </table:table-cell>
          <table:table-cell table:style-name="ce104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u+x, g-w, o+r &lt;имя файла/папки&gt;</text:p>
          </table:table-cell>
          <table:table-cell table:style-name="ce104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hmod ugo=r &lt;имя файла/папки&gt;</text:p>
          </table:table-cell>
          <table:table-cell table:style-name="ce104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 = 4, w = 2, x = 1</text:p>
          </table:table-cell>
          <table:table-cell table:style-name="ce104"/>
          <table:table-cell table:number-columns-repeated="1022"/>
        </table:table-row>
        <table:table-row table:style-name="ro4">
          <table:table-cell table:style-name="ce104" office:value-type="string" calcext:value-type="string">
            <text:p>rwx = 7, rw- = 6, r-x = 5, r-- = 4, -wx = 3, -w- = 2, --x = 1, --- = 0</text:p>
          </table:table-cell>
          <table:table-cell table:style-name="ce104"/>
          <table:table-cell table:number-columns-repeated="1022"/>
        </table:table-row>
        <table:table-row table:style-name="ro4">
          <table:table-cell table:style-name="ce104" office:value-type="string" calcext:value-type="string">
            <text:p>chmod 777 &lt;имя файла/папки&gt;</text:p>
          </table:table-cell>
          <table:table-cell table:style-name="ce104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o+t &lt;имя папки&gt;</text:p>
          </table:table-cell>
          <table:table-cell table:style-name="ce104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1777 &lt;имя папки&gt;</text:p>
          </table:table-cell>
          <table:table-cell table:style-name="ce104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УСТРОЙСТВА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lsusb</text:p>
          </table:table-cell>
          <table:table-cell table:style-name="ce104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canimage -L</text:p>
          </table:table-cell>
          <table:table-cell table:style-name="ce104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ubuntu-drivers devices</text:p>
          </table:table-cell>
          <table:table-cell table:style-name="ce104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9">
          <table:table-cell table:style-name="ce104" office:value-type="string" calcext:value-type="string">
            <text:p><text:span text:style-name="T7">sudo fdisk -l     </text:span><text:span text:style-name="T8"># узнаём имя нашей флешки, например dev/sdd</text:span></text:p>
            <text:p/>
            <text:p>sudo dd if='~/Downloads/ubuntu20_04.iso' of=/dev/sdd bs=1M</text:p>
          </table:table-cell>
          <table:table-cell table:style-name="ce104" office:value-type="string" calcext:value-type="string">
            <text:p><text:span text:style-name="T9">Сделать загрузочную флешку из iso-образа</text:span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brscan-skey <text:s/>-l</text:p>
          </table:table-cell>
          <table:table-cell table:style-name="ce104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5">
          <table:table-cell table:style-name="ce104" table:number-columns-repeated="2"/>
          <table:table-cell table:number-columns-repeated="1022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BASH SCRIPTS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104"/>
          <table:table-cell table:style-name="ce104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hmod a+x myscript.sh</text:p>
          </table:table-cell>
          <table:table-cell table:style-name="ce104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./myscript.sh</text:p>
          </table:table-cell>
          <table:table-cell table:style-name="ce104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$0</text:p>
          </table:table-cell>
          <table:table-cell table:style-name="ce104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$1</text:p>
          </table:table-cell>
          <table:table-cell table:style-name="ce104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0">
          <table:table-cell table:style-name="ce104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104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1">
          <table:table-cell table:style-name="ce104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104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104" office:value-type="string" calcext:value-type="string">
            <text:p>while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for myfile in `ls *.txt`; do</text:p>
            <text:p>cat $myfile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for x in {1...10}; do</text:p>
            <text:p>echo "X = $x"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mma=0</text:p>
          </table:table-cell>
          <table:table-cell table:style-name="ce104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2">
          <table:table-cell table:style-name="ce104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104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yFunction 50 vasya</text:p>
          </table:table-cell>
          <table:table-cell table:style-name="ce104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"Summa = $summa"</text:p>
          </table:table-cell>
          <table:table-cell table:style-name="ce104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52">
          <table:table-cell table:style-name="ce104" table:number-columns-repeated="2"/>
          <table:table-cell table:number-columns-repeated="1022"/>
        </table:table-row>
        <table:table-row table:style-name="ro1" table:number-rows-repeated="10482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113"/>
        <table:table-column table:style-name="co6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33"/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КОММИТ, ПУШ и ПУЛЛ</text:p>
          </table:table-cell>
          <table:table-cell table:style-name="ce115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10">git </text:span><text:span text:style-name="T11">add</text:span><text:span text:style-name="T12"> .</text:span></text:p>
          </table:table-cell>
          <table:table-cell table:style-name="ce104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13">git </text:span><text:span text:style-name="T14">commit</text:span><text:span text:style-name="T15"> -m "README file was changed"</text:span></text:p>
          </table:table-cell>
          <table:table-cell table:style-name="ce104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116" office:value-type="string" calcext:value-type="string">
            <text:p>git <text:span text:style-name="T16">push</text:span> -u <text:span text:style-name="T17">origin master</text:span></text:p>
          </table:table-cell>
          <table:table-cell table:style-name="ce104" office:value-type="string" calcext:value-type="string">
            <text:p><text:span text:style-name="T62">из локального выгрузить ветку главную в репозиторий, подключенный как </text:span><text:span text:style-name="T63">origin</text:span><text:span text:style-name="T64">, в ветку </text:span><text:span text:style-name="T65">master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git <text:span text:style-name="T18">diff</text:span> --stat --cached<text:span text:style-name="T19"> origin/master</text:span></text:p>
          </table:table-cell>
          <table:table-cell table:style-name="ce104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rm --cached blog/blog.php</text:p>
          </table:table-cell>
          <table:table-cell table:style-name="ce104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push</text:p>
          </table:table-cell>
          <table:table-cell table:style-name="ce104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PS D:\Python\aanikin\Python&gt; git <text:span text:style-name="T1">add</text:span> Practice/a.makarov/test.py</text:p>
          </table:table-cell>
          <table:table-cell table:style-name="ce104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<text:span text:style-name="T20">pull</text:span> aanikin master –allow-unrelated-histories</text:p>
          </table:table-cell>
          <table:table-cell table:style-name="ce104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PS D:\Python\aanikin\Python&gt; git <text:span text:style-name="T20">push</text:span> -u aanikin --all</text:p>
          </table:table-cell>
          <table:table-cell table:style-name="ce104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21">git </text:span><text:span text:style-name="T22">clone</text:span><text:span text:style-name="T23"> </text:span>https://github.com/aanikin/Python</text:p>
          </table:table-cell>
          <table:table-cell table:style-name="ce104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8">
          <table:table-cell table:style-name="ce104" office:value-type="string" calcext:value-type="string">
            <text:p>git clean -df</text:p>
            <text:p>git reset --hard</text:p>
            <text:p>git pull <text:span text:style-name="T19">origin master</text:span></text:p>
          </table:table-cell>
          <table:table-cell table:style-name="ce104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ТЭГИ</text:p>
          </table:table-cell>
          <table:table-cell table:style-name="ce117"/>
          <table:table-cell table:number-columns-repeated="1022"/>
        </table:table-row>
        <table:table-row table:style-name="ro13">
          <table:table-cell table:style-name="ce118" office:value-type="string" calcext:value-type="string">
            <text:p>git tag stable-1</text:p>
          </table:table-cell>
          <table:table-cell table:style-name="ce104" office:value-type="string" calcext:value-type="string">
            <text:p><text:span text:style-name="T39">создать «легковесный» тэг, связанный с последним</text:span></text:p>
            <text:p><text:span text:style-name="T39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tag stable-2 f292ef5</text:p>
          </table:table-cell>
          <table:table-cell table:style-name="ce118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БЭКАП</text:p>
          </table:table-cell>
          <table:table-cell table:style-name="ce117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set</text:p>
          </table:table-cell>
          <table:table-cell table:style-name="ce118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4">
          <table:table-cell table:style-name="ce119" office:value-type="string" calcext:value-type="string">
            <text:p>git <text:span text:style-name="T24">reset</text:span> --soft <text:span text:style-name="T17">origin feature</text:span></text:p>
          </table:table-cell>
          <table:table-cell table:style-name="ce104" office:value-type="string" calcext:value-type="string">
            <text:p><text:span text:style-name="T66">Главная команда!</text:span></text:p>
            <text:p><text:span text:style-name="T39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<text:span text:style-name="T24">checkout</text:span> &lt;hello.html&gt;</text:p>
          </table:table-cell>
          <table:table-cell table:style-name="ce104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git reset &lt;кусок изменённого объекта, например HEAD hello.html&gt;</text:p>
          </table:table-cell>
          <table:table-cell table:style-name="ce104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vert 7f6b500</text:p>
          </table:table-cell>
          <table:table-cell table:style-name="ce118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set 9cf99cc —hard</text:p>
          </table:table-cell>
          <table:table-cell table:style-name="ce118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АНАЛИЗ</text:p>
          </table:table-cell>
          <table:table-cell table:style-name="ce117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log —oneline</text:p>
          </table:table-cell>
          <table:table-cell table:style-name="ce104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status <text:s/></text:p>
          </table:table-cell>
          <table:table-cell table:style-name="ce118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3">
          <table:table-cell table:style-name="ce104" office:value-type="string" calcext:value-type="string">
            <text:p>git <text:span text:style-name="T18">diff</text:span> --stat --cached<text:span text:style-name="T19"> origin/master</text:span></text:p>
          </table:table-cell>
          <table:table-cell table:style-name="ce118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<text:span text:style-name="T25">git </text:span><text:span text:style-name="T26">remote</text:span><text:span text:style-name="T27"> </text:span><text:span text:style-name="T28">show </text:span><text:span text:style-name="T29">origin</text:span></text:p>
          </table:table-cell>
          <table:table-cell table:style-name="ce118" office:value-type="string" calcext:value-type="string">
            <text:p><text:span text:style-name="T40">то же самое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mote -v</text:p>
          </table:table-cell>
          <table:table-cell table:style-name="ce118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onfig --get remote.origin.url</text:p>
          </table:table-cell>
          <table:table-cell table:style-name="ce118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a</text:p>
          </table:table-cell>
          <table:table-cell table:style-name="ce11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log —pretty=oneline</text:p>
          </table:table-cell>
          <table:table-cell table:style-name="ce118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git tag</text:p>
          </table:table-cell>
          <table:table-cell table:style-name="ce104" office:value-type="string" calcext:value-type="string">
            <text:p><text:span text:style-name="T39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НАСТРОЙКИ ПОДКЛЮЧЕНИЯ</text:p>
          </table:table-cell>
          <table:table-cell table:style-name="ce115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user.name <text:span text:style-name="T30">"AntAlMakarov"</text:span></text:p>
          </table:table-cell>
          <table:table-cell table:style-name="ce104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user.password "your password"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1">git config --global user.email </text:span><text:span text:style-name="T32">"</text:span>AntAlMakarov@greenatom.ru<text:span text:style-name="T33">"</text:span></text:p>
          </table:table-cell>
          <table:table-cell table:style-name="ce104" office:value-type="string" calcext:value-type="string">
            <text:p><text:span text:style-name="T40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5">
          <table:table-cell table:style-name="ce104" office:value-type="string" calcext:value-type="string">
            <text:p><text:span text:style-name="T34">git </text:span><text:span text:style-name="T35">remote </text:span><text:span text:style-name="T36">add</text:span><text:span text:style-name="T37"> </text:span><text:span text:style-name="T36">origin</text:span><text:span text:style-name="T38"> </text:span>https://gitlab.com/dev/name_repo<text:span text:style-name="T39">/</text:span></text:p>
          </table:table-cell>
          <table:table-cell table:style-name="ce104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5">
          <table:table-cell table:style-name="ce104" office:value-type="string" calcext:value-type="string">
            <text:p><text:span text:style-name="T40">git remote add origin </text:span>https://github.com/Antohnio123/Antohnio.git</text:p>
          </table:table-cell>
          <table:table-cell table:style-name="ce104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<text:span text:style-name="T41">remote </text:span><text:span text:style-name="T42">set-url</text:span><text:span text:style-name="T43"> </text:span><text:span text:style-name="T42">origin</text:span><text:span text:style-name="T43"> </text:span>new.git.url/here</text:p>
          </table:table-cell>
          <table:table-cell table:style-name="ce104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6">
          <table:table-cell table:style-name="ce104" office:value-type="string" calcext:value-type="string">
            <text:p><text:span text:style-name="T5">git remote set-url origin https://&lt;MYNAME&gt;</text:span>:&lt;MYTOKEN&gt;@github.com/scuzzlebuzzle/ol3-1.git</text:p>
          </table:table-cell>
          <table:table-cell table:style-name="ce104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8">
          <table:table-cell table:style-name="ce120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120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40">git remote add aanikin </text:span>https://github.com/aanikin/Python</text:p>
          </table:table-cell>
          <table:table-cell table:style-name="ce104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8">
          <table:table-cell table:style-name="ce104" office:value-type="string" calcext:value-type="string">
            <text:p>git config --global credential.helper store</text:p>
          </table:table-cell>
          <table:table-cell table:style-name="ce104" office:value-type="string" calcext:value-type="string">
            <text:p><text:span text:style-name="T9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--unset credential.helper</text:p>
          </table:table-cell>
          <table:table-cell table:style-name="ce104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 ~/.git-credentials</text:p>
          </table:table-cell>
          <table:table-cell table:style-name="ce104" office:value-type="string" calcext:value-type="string">
            <text:p>то же самое, 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ВЕТКИ:</text:p>
          </table:table-cell>
          <table:table-cell table:style-name="ce115"/>
          <table:table-cell table:number-columns-repeated="1022"/>
        </table:table-row>
        <table:table-row table:style-name="ro1">
          <table:table-cell table:style-name="ce121" office:value-type="string" calcext:value-type="string">
            <text:p>git branch -a</text:p>
          </table:table-cell>
          <table:table-cell table:style-name="ce11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git checkout -b admin</text:p>
          </table:table-cell>
          <table:table-cell table:style-name="ce104" office:value-type="string" calcext:value-type="string">
            <text:p><text:span text:style-name="T39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122" office:value-type="string" calcext:value-type="string">
            <text:p>git checkout forum</text:p>
          </table:table-cell>
          <table:table-cell table:style-name="ce118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heckout 2a36c1b</text:p>
          </table:table-cell>
          <table:table-cell table:style-name="ce118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merge forum</text:p>
          </table:table-cell>
          <table:table-cell table:style-name="ce118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3">
          <table:table-cell table:style-name="ce118" office:value-type="string" calcext:value-type="string">
            <text:p>git branch --set-upstream-to=master tocheck</text:p>
          </table:table-cell>
          <table:table-cell table:style-name="ce118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7">
          <table:table-cell table:style-name="ce118" office:value-type="string" calcext:value-type="string">
            <text:p>$ git checkout &lt;feature&gt;</text:p>
            <text:p>$ git <text:span text:style-name="T1">merge</text:span> master</text:p>
            <text:p>(or)</text:p>
            <text:p>$ git <text:span text:style-name="T1">merge</text:span> master &lt;feature&gt;</text:p>
          </table:table-cell>
          <table:table-cell table:style-name="ce118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9">
          <table:table-cell table:style-name="ce118" office:value-type="string" calcext:value-type="string">
            <text:p>git checkout &lt;feature&gt;</text:p>
            <text:p>git <text:span text:style-name="T44">rebase</text:span> -i master</text:p>
          </table:table-cell>
          <table:table-cell table:style-name="ce118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3">
          <table:table-cell table:style-name="ce118" office:value-type="string" calcext:value-type="string">
            <text:p>git <text:span text:style-name="T45">stash</text:span></text:p>
          </table:table-cell>
          <table:table-cell table:style-name="ce118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<text:span text:style-name="T45">stash</text:span> save "Какое-нибудь сообщение"</text:p>
          </table:table-cell>
          <table:table-cell table:style-name="ce118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3">
          <table:table-cell table:style-name="ce118" office:value-type="string" calcext:value-type="string">
            <text:p>git <text:span text:style-name="T45">stash</text:span> save <text:span text:style-name="T46">-u</text:span></text:p>
          </table:table-cell>
          <table:table-cell table:style-name="ce118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<text:span text:style-name="T45">stash</text:span> list</text:p>
          </table:table-cell>
          <table:table-cell table:style-name="ce118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3">
          <table:table-cell table:style-name="ce118" office:value-type="string" calcext:value-type="string">
            <text:p>git <text:span text:style-name="T45">push -d</text:span> origin &lt;branch_name&gt;</text:p>
          </table:table-cell>
          <table:table-cell table:style-name="ce118" office:value-type="string" calcext:value-type="string">
            <text:p><text:span text:style-name="T9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119" office:value-type="string" calcext:value-type="string">
            <text:p>git branch -d &lt;имя ветки&gt;</text:p>
          </table:table-cell>
          <table:table-cell table:style-name="ce118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119" office:value-type="string" calcext:value-type="string">
            <text:p>git <text:span text:style-name="T47">stash</text:span> <text:span text:style-name="T48">clear</text:span></text:p>
          </table:table-cell>
          <table:table-cell table:style-name="ce118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git <text:span text:style-name="T45">stash</text:span></text:p>
            <text:p>git checkout branch123</text:p>
            <text:p>git <text:span text:style-name="T45">stash apply</text:span></text:p>
          </table:table-cell>
          <table:table-cell table:style-name="ce118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m &lt;oldname&gt; &lt;newname&gt;</text:p>
          </table:table-cell>
          <table:table-cell table:style-name="ce118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m &lt;newname&gt;</text:p>
          </table:table-cell>
          <table:table-cell table:style-name="ce118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onfig --global alias.rename 'branch -m'</text:p>
          </table:table-cell>
          <table:table-cell table:style-name="ce118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3">
          <table:table-cell table:style-name="ce118" office:value-type="string" calcext:value-type="string">
            <text:p>git branch -M &lt;newname&gt;</text:p>
          </table:table-cell>
          <table:table-cell table:style-name="ce118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3">
          <table:table-cell table:style-name="ce123" office:value-type="string" calcext:value-type="string">
            <text:p>ВЕТКИ в Gitlab - правильное создание issue и их мерджевание</text:p>
          </table:table-cell>
          <table:table-cell table:style-name="ce123"/>
          <table:table-cell table:number-columns-repeated="1022"/>
        </table:table-row>
        <table:table-row table:style-name="ro12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118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18">
          <table:table-cell table:style-name="ce118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118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24" office:value-type="string" calcext:value-type="string">
            <text:p>Мердж / <text:s/>Пул реквест</text:p>
          </table:table-cell>
          <table:table-cell table:style-name="ce124"/>
          <table:table-cell table:style-name="ce132" table:number-columns-repeated="62"/>
          <table:table-cell table:style-name="ce134" table:number-columns-repeated="960"/>
        </table:table-row>
        <table:table-row table:style-name="ro13">
          <table:table-cell table:style-name="ce118" office:value-type="string" calcext:value-type="string">
            <text:p>git checkout aq</text:p>
            <text:p>git rebase master</text:p>
          </table:table-cell>
          <table:table-cell table:style-name="ce118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3">
          <table:table-cell table:style-name="ce118" office:value-type="string" calcext:value-type="string">
            <text:p>git checkout aq</text:p>
            <text:p>git merge origin/master</text:p>
          </table:table-cell>
          <table:table-cell table:style-name="ce118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25" office:value-type="string" calcext:value-type="string">
            <text:p>Ошибки</text:p>
          </table:table-cell>
          <table:table-cell table:style-name="ce125"/>
          <table:table-cell table:number-columns-repeated="1022"/>
        </table:table-row>
        <table:table-row table:style-name="ro13">
          <table:table-cell table:style-name="ce118" office:value-type="string" calcext:value-type="string">
            <text:p>! [remote rejected] dt_api -&gt; dt_api (pre-receive hook declined)</text:p>
          </table:table-cell>
          <table:table-cell table:style-name="ce118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118"/>
          <table:table-cell table:style-name="ce104"/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6" office:value-type="string" calcext:value-type="string">
            <text:p>SSH-key</text:p>
          </table:table-cell>
          <table:table-cell table:style-name="ce117"/>
          <table:table-cell table:number-columns-repeated="1022"/>
        </table:table-row>
        <table:table-row table:style-name="ro19">
          <table:table-cell table:style-name="ce127" office:value-type="string" calcext:value-type="string" table:number-columns-spanned="2" table:number-rows-spanned="1">
            <text:p><text:span text:style-name="T39">Open a terminal on Linux or macOS, or Git Bash / WSL on Windows.</text:span></text:p>
            <text:p><text:span text:style-name="T39">Generate a new ED25519 SSH key pair:</text:span></text:p>
            <text:p><text:span text:style-name="T39">ssh-keygen -t ed25519 -C "email@example.com"</text:span></text:p>
            <text:p/>
            <text:p><text:span text:style-name="T39">Or, if you want to use RSA:</text:span></text:p>
            <text:p><text:span text:style-name="T39">ssh-keygen -t rsa -b 4096 -C "email@example.com"</text:span></text:p>
            <text:p/>
            <text:p><text:span text:style-name="T39">It will generate the key in =&gt; C:\Users\yourname.ssh directory.</text:span></text:p>
            <text:p><text:span text:style-name="T39">Copy the public key and paste in the gitlab location.</text:span></text:p>
            <text:p/>
            <text:p><text:span text:style-name="T39">ssh-agent $(ssh-add C:\Users\youname\.ssh\id_rsa; git clone </text:span>git@gitlab.com<text:span text:style-name="T39">:xyz/SpringBootStarter.git)</text:span></text:p>
          </table:table-cell>
          <table:covered-table-cell/>
          <table:table-cell table:number-columns-repeated="1022"/>
        </table:table-row>
        <table:table-row table:style-name="ro13">
          <table:table-cell table:style-name="ce118" office:value-type="string" calcext:value-type="string">
            <text:p>В Винде надо удалить старый пароль и логин в Windows Credentials</text:p>
          </table:table-cell>
          <table:table-cell table:style-name="ce104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8" office:value-type="string" calcext:value-type="string">
            <text:p>.gitignore</text:p>
          </table:table-cell>
          <table:table-cell table:style-name="ce126"/>
          <table:table-cell table:number-columns-repeated="1022"/>
        </table:table-row>
        <table:table-row table:style-name="ro13">
          <table:table-cell table:style-name="ce118" office:value-type="string" calcext:value-type="string">
            <text:p>.gitignore</text:p>
          </table:table-cell>
          <table:table-cell table:style-name="ce118" office:value-type="string" calcext:value-type="string">
            <text:p><text:span text:style-name="T40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0">
          <table:table-cell table:style-name="ce118" office:value-type="string" calcext:value-type="string">
            <text:p>/</text:p>
          </table:table-cell>
          <table:table-cell table:style-name="ce104" office:value-type="string" calcext:value-type="string">
            <text:p><text:span text:style-name="T39">Если шаблон начинается со слеша, то он соответствует файлам и каталогам только в корне хранилища. ???</text:span></text:p>
            <text:p/>
            <text:p><text:span text:style-name="T67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29" office:value-type="string" calcext:value-type="string">
            <text:p>*</text:p>
          </table:table-cell>
          <table:table-cell table:style-name="ce118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3">
          <table:table-cell table:style-name="ce129" office:value-type="string" calcext:value-type="string">
            <text:p>**</text:p>
          </table:table-cell>
          <table:table-cell table:style-name="ce118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?</text:p>
          </table:table-cell>
          <table:table-cell table:style-name="ce118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29" office:value-type="string" calcext:value-type="string">
            <text:p>[…]</text:p>
          </table:table-cell>
          <table:table-cell table:style-name="ce118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1">
          <table:table-cell table:style-name="ce118" office:value-type="string" calcext:value-type="string">
            <text:p>*.[oa]</text:p>
          </table:table-cell>
          <table:table-cell table:style-name="ce104" office:value-type="string" calcext:value-type="string">
            <text:p><text:span text:style-name="T39">file.o</text:span></text:p>
            <text:p><text:span text:style-name="T39">file.a</text:span></text:p>
            <text:p><text:span text:style-name="T39">dsfgfdg.o</text:span></text:p>
            <text:p/>
          </table:table-cell>
          <table:table-cell table:number-columns-repeated="1022"/>
        </table:table-row>
        <table:table-row table:style-name="ro22">
          <table:table-cell table:style-name="ce118" office:value-type="string" calcext:value-type="string">
            <text:p>*.[!oa]</text:p>
          </table:table-cell>
          <table:table-cell table:style-name="ce104" office:value-type="string" calcext:value-type="string">
            <text:p><text:span text:style-name="T39">Если первым знаком стоит восклицательный, он зачит отрицание - любой символ КРОМЕ указанных в скобках</text:span></text:p>
            <text:p><text:span text:style-name="T39">file.s</text:span></text:p>
            <text:p><text:span text:style-name="T39">file.1</text:span></text:p>
            <text:p><text:span text:style-name="T39">file.0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4">
          <table:table-cell table:style-name="ce104" office:value-type="string" calcext:value-type="string">
            <text:p><text:span text:style-name="T39">!.gitignore</text:span></text:p>
            <text:p><text:span text:style-name="T39">!script.pl</text:span></text:p>
            <text:p><text:span text:style-name="T39">!template.latex</text:span></text:p>
          </table:table-cell>
          <table:table-cell table:style-name="ce118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!*/</text:p>
          </table:table-cell>
          <table:table-cell table:style-name="ce104" office:value-type="string" calcext:value-type="string">
            <text:p><text:span text:style-name="T39">...even if they are in subdirectories</text:span></text:p>
            <text:p/>
          </table:table-cell>
          <table:table-cell table:number-columns-repeated="1022"/>
        </table:table-row>
        <table:table-row table:style-name="ro15">
          <table:table-cell table:style-name="ce104" office:value-type="string" calcext:value-type="string">
            <text:p><text:span text:style-name="T39">!*/a/b/file1.txt</text:span></text:p>
            <text:p><text:span text:style-name="T39">!*/a/b/c/*</text:span></text:p>
          </table:table-cell>
          <table:table-cell table:style-name="ce104" office:value-type="string" calcext:value-type="string">
            <text:p><text:span text:style-name="T39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4">
          <table:table-cell table:style-name="ce104" office:value-type="string" calcext:value-type="string">
            <text:p><text:span text:style-name="T39">/files/data.zip</text:span></text:p>
            <text:p><text:span text:style-name="T39">/server.log</text:span></text:p>
            <text:p><text:span text:style-name="T39">/uploads/users/data/info.xls</text:span></text:p>
          </table:table-cell>
          <table:table-cell table:style-name="ce104" office:value-type="string" calcext:value-type="string">
            <text:p><text:span text:style-name="T39">Конкретные файлы</text:span></text:p>
            <text:p/>
          </table:table-cell>
          <table:table-cell table:number-columns-repeated="1022"/>
        </table:table-row>
        <table:table-row table:style-name="ro23">
          <table:table-cell table:style-name="ce104" office:value-type="string" calcext:value-type="string">
            <text:p><text:span text:style-name="T39">*.zip</text:span></text:p>
            <text:p><text:span text:style-name="T39">*.log</text:span></text:p>
            <text:p><text:span text:style-name="T39">*.pdf</text:span></text:p>
            <text:p><text:span text:style-name="T39">*.xls</text:span></text:p>
          </table:table-cell>
          <table:table-cell table:style-name="ce104" office:value-type="string" calcext:value-type="string">
            <text:p><text:span text:style-name="T39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config.php</text:p>
          </table:table-cell>
          <table:table-cell table:style-name="ce104" office:value-type="string" calcext:value-type="string">
            <text:p><text:span text:style-name="T68">Игнорирование конкретного файла </text:span><text:span text:style-name="T69">ТОЛЬКО в корне проекта</text:span></text:p>
            <text:p><text:span text:style-name="T67">(корнём считается расположение файла .gitignore)</text:span></text:p>
            <text:p><text:span text:style-name="T67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/params/config.php</text:p>
          </table:table-cell>
          <table:table-cell table:style-name="ce104" office:value-type="string" calcext:value-type="string">
            <text:p><text:span text:style-name="T39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3">
          <table:table-cell table:style-name="ce118" office:value-type="string" calcext:value-type="string">
            <text:p>/images/*</text:p>
          </table:table-cell>
          <table:table-cell table:style-name="ce104" office:value-type="string" calcext:value-type="string">
            <text:p><text:span text:style-name="T70">Игнорирование всех файлов и папок ТОЛЬКО в конкретной директории </text:span><text:span text:style-name="T71">корень/</text:span><text:span text:style-name="T72">images</text:span></text:p>
            <text:p><text:span text:style-name="T39">(включая поддиректории и файлы в них)</text:span></text:p>
            <text:p><text:span text:style-name="T39">Например /images/user.jpg, /images/company/logo.png</text:span></text:p>
            <text:p><text:span text:style-name="T39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3">
          <table:table-cell table:style-name="ce118" office:value-type="string" calcext:value-type="string">
            <text:p>/private/*.html</text:p>
          </table:table-cell>
          <table:table-cell table:style-name="ce104" office:value-type="string" calcext:value-type="string">
            <text:p><text:span text:style-name="T39">Игнорирование ВСЕХ html-файлов в ОДНОЙ КОНКРЕТНОЙ директории(НЕ ВКЛЮЧАЯ поддиректории)</text:span></text:p>
            <text:p><text:span text:style-name="T39"># Например /private/index.html</text:span></text:p>
            <text:p><text:span text:style-name="T39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3">
          <table:table-cell table:style-name="ce118" office:value-type="string" calcext:value-type="string">
            <text:p>/private/**/*.html</text:p>
          </table:table-cell>
          <table:table-cell table:style-name="ce104" office:value-type="string" calcext:value-type="string">
            <text:p><text:span text:style-name="T39">Игнорирование ВСЕХ html-файлов в КОНКРЕТНОЙ директории ВКЛЮЧАЯ поддиректории</text:span></text:p>
            <text:p><text:span text:style-name="T39"># Например /private/info.html, /private/users/ivan/info.html</text:span></text:p>
          </table:table-cell>
          <table:table-cell table:number-columns-repeated="1022"/>
        </table:table-row>
        <table:table-row table:style-name="ro14">
          <table:table-cell table:style-name="ce104" office:value-type="string" calcext:value-type="string">
            <text:p><text:span text:style-name="T39">/secret/*</text:span></text:p>
            <text:p><text:span text:style-name="T39">!/secret/free.txt</text:span></text:p>
          </table:table-cell>
          <table:table-cell table:style-name="ce104" office:value-type="string" calcext:value-type="string">
            <text:p><text:span text:style-name="T39">Исключение из игнорирования</text:span></text:p>
            <text:p><text:span text:style-name="T39"># Игнорирование ВСЕХ файлов и папок внутри директории /secret,</text:span></text:p>
            <text:p><text:span text:style-name="T39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<text:span text:style-name="T40">\!readme!.txt</text:span></text:p>
          </table:table-cell>
          <table:table-cell table:style-name="ce118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/images/h?/*.jp?g</text:p>
          </table:table-cell>
          <table:table-cell table:style-name="ce104" office:value-type="string" calcext:value-type="string">
            <text:p><text:span text:style-name="T39">Игнорирование всех JPG и JPEG файлов внутри директорий,</text:span></text:p>
            <text:p><text:span text:style-name="T39">которые начинаются на "h" и МОГУТ содержать ещё один символ после</text:span></text:p>
            <text:p><text:span text:style-name="T39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6" office:value-type="string" calcext:value-type="string">
            <text:p>CI/CD</text:p>
          </table:table-cell>
          <table:table-cell table:style-name="ce126"/>
          <table:table-cell table:number-columns-repeated="1022"/>
        </table:table-row>
        <table:table-row table:style-name="ro13">
          <table:table-cell table:style-name="ce118" office:value-type="string" calcext:value-type="string">
            <text:p>https://youtu.be/jkwJCR0rqDc</text:p>
            <text:p/>
          </table:table-cell>
          <table:table-cell table:style-name="ce118" office:value-type="string" calcext:value-type="string">
            <text:p>Доки</text:p>
          </table:table-cell>
          <table:table-cell table:number-columns-repeated="1022"/>
        </table:table-row>
        <table:table-row table:style-name="ro13">
          <table:table-cell table:style-name="ce118" office:value-type="string" calcext:value-type="string">
            <text:p>https://docs.gitlab.com/ee/ci/yaml/</text:p>
            <text:p/>
          </table:table-cell>
          <table:table-cell table:style-name="ce118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8">
          <table:table-cell table:style-name="ce130" office:value-type="string" calcext:value-type="string">
            <text:p>https://docs.gitlab.com/ee/ci/variables/predefined_variables.html</text:p>
            <text:p/>
          </table:table-cell>
          <table:table-cell table:style-name="ce118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130"/>
          <table:table-cell table:style-name="ce118"/>
          <table:table-cell table:number-columns-repeated="1022"/>
        </table:table-row>
        <table:table-row table:style-name="ro10">
          <table:table-cell table:style-name="ce104" office:value-type="string" calcext:value-type="string">
            <text:p>image: docker:stableservices: <text:s/>- docker:dind <text:s/>stages: <text:s/>- pre-build <text:s/>- build</text:p>
          </table:table-cell>
          <table:table-cell table:style-name="ce104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2">
          <table:table-cell table:style-name="ce104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104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4">
          <table:table-cell table:style-name="ce104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104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104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104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REGISTRY</text:p>
          </table:table-cell>
          <table:table-cell table:style-name="ce104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REGISTRY_IMAGE</text:p>
          </table:table-cell>
          <table:table-cell table:style-name="ce118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COMMIT_REF_NAME</text:p>
          </table:table-cell>
          <table:table-cell table:style-name="ce118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5">
          <table:table-cell table:style-name="ce104" office:value-type="string" calcext:value-type="string">
            <text:p><text:span text:style-name="T49">$CI_COMMIT_REF_SLUG</text:span></text:p>
          </table:table-cell>
          <table:table-cell table:style-name="ce104" office:value-type="string" calcext:value-type="string">
            <text:p><text:span text:style-name="T39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3">
          <table:table-cell table:style-name="ce131" office:value-type="string" calcext:value-type="string">
            <text:p><text:span text:style-name="T50">$CI_JOB_TOKEN</text:span></text:p>
          </table:table-cell>
          <table:table-cell table:style-name="ce118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JOB_STAGE</text:p>
          </table:table-cell>
          <table:table-cell table:style-name="ce118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1">- </text:span><text:span text:style-name="T52">echo</text:span><text:span text:style-name="T53"> "$CI_JOB_STAGE"</text:span></text:p>
          </table:table-cell>
          <table:table-cell table:style-name="ce118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6">
          <table:table-cell table:style-name="ce104" office:value-type="string" calcext:value-type="string">
            <text:p><text:span text:style-name="T54">.deploy_common:</text:span></text:p>
            <text:p><text:span text:style-name="T55"># common config HERE</text:span></text:p>
            <text:p/>
            <text:p><text:span text:style-name="T56">deploy_master_CD</text:span><text:span text:style-name="T57">:</text:span></text:p>
            <text:p><text:span text:style-name="T56">extends</text:span><text:span text:style-name="T57">: .deploy_common</text:span></text:p>
            <text:p><text:span text:style-name="T56">only</text:span><text:span text:style-name="T57">:</text:span></text:p>
            <text:p><text:span text:style-name="T56">refs</text:span><text:span text:style-name="T57">:</text:span></text:p>
            <text:p><text:span text:style-name="T58">- master</text:span></text:p>
            <text:p/>
            <text:p><text:span text:style-name="T56">deploy_manual</text:span><text:span text:style-name="T57">:</text:span></text:p>
            <text:p><text:span text:style-name="T56">extends</text:span><text:span text:style-name="T57">: .deploy_common</text:span></text:p>
            <text:p><text:span text:style-name="T56">when</text:span><text:span text:style-name="T57">: manual</text:span></text:p>
          </table:table-cell>
          <table:table-cell table:style-name="ce104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3">
          <table:table-cell table:style-name="ce104" office:value-type="string" calcext:value-type="string">
            <text:p><text:span text:style-name="T56">deploy</text:span><text:span text:style-name="T57">:</text:span></text:p>
            <text:p><text:span text:style-name="T56">rules</text:span><text:span text:style-name="T57">:</text:span></text:p>
            <text:p><text:span text:style-name="T59">- </text:span><text:span text:style-name="T60">if</text:span><text:span text:style-name="T61">: '$CI_COMMIT_REF_NAME == "master"'</text:span></text:p>
            <text:p><text:span text:style-name="T59">- </text:span><text:span text:style-name="T60">when</text:span><text:span text:style-name="T61">: manual</text:span></text:p>
          </table:table-cell>
          <table:table-cell table:style-name="ce118" office:value-type="string" calcext:value-type="string">
            <text:p><text:span text:style-name="T21">УСЛОВИЯ запуска лучше ставить через </text:span><text:span text:style-name="T73">rules</text:span><text:span text:style-name="T74">, НЕ через only/except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7" table:number-columns-repeated="2"/>
          <table:table-cell table:number-columns-repeated="1022"/>
        </table:table-row>
        <table:table-row table:style-name="ro1" table:number-rows-repeated="26">
          <table:table-cell table:style-name="ce104" table:number-columns-repeated="2"/>
          <table:table-cell table:number-columns-repeated="1022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113"/>
        <table:table-column table:style-name="co8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11"/>
        <table:table-row table:style-name="ro27">
          <table:table-cell table:style-name="ce135" office:value-type="string" calcext:value-type="string">
            <text:p>https://habr.com/ru/post/310460</text:p>
            <text:p/>
          </table:table-cell>
          <table:table-cell table:style-name="ce135" office:value-type="string" calcext:value-type="string">
            <text:p><text:span text:style-name="T226">отличное пособие</text:span>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41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41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8">
          <table:table-cell table:style-name="ce137"/>
          <table:table-cell table:style-name="ce141" office:value-type="string" calcext:value-type="string">
            <text:p><text:span text:style-name="T227">Docker Desktop</text:span> разворачивает приложения по умолчанию на адресе localhost</text:p>
            <text:p><text:span text:style-name="T227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37" office:value-type="string" calcext:value-type="string">
            <text:p/>
            <text:p>winpty docker exec -it //bin//sh</text:p>
          </table:table-cell>
          <table:table-cell table:style-name="ce137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28">
          <table:table-cell table:style-name="ce138" office:value-type="string" calcext:value-type="string">
            <text:p>sudo groupadd docker</text:p>
            <text:p/>
            <text:p><text:span text:style-name="T75">sudo gpasswd -a $USER docker</text:span></text:p>
          </table:table-cell>
          <table:table-cell table:style-name="ce141" office:value-type="string" calcext:value-type="string">
            <text:p><text:span text:style-name="T228">To run docker without sudo:</text:span></text:p>
            <text:p><text:span text:style-name="T228">Add the docker group if it doesn't already exist.</text:span></text:p>
            <text:p><text:span text:style-name="T228">Add the connected user "$USER" to the docker group.</text:span></text:p>
            <text:p/>
            <text:p><text:span text:style-name="T228">Change the user name to match your preferred user if you do not want to use your current user:</text:span></text:p>
            <text:p/>
            <text:p><text:span text:style-name="T229">Either do a </text:span><text:span text:style-name="T230">newgrp docker</text:span><text:span text:style-name="T231"> or log out/in to activate the changes to groups.</text:span></text:p>
            <text:p><text:span text:style-name="T228">You can use</text:span></text:p>
            <text:p><text:span text:style-name="T75">docker run hello-world</text:span></text:p>
            <text:p><text:span text:style-name="T228">to check if you can run docker without sudo.</text:span></text:p>
            <text:p><text:span text:style-name="T75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139" office:value-type="string" calcext:value-type="string">
            <text:p>Анализ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0" office:value-type="string" calcext:value-type="string">
            <text:p>docker <text:span text:style-name="T6">ps</text:span></text:p>
          </table:table-cell>
          <table:table-cell table:style-name="ce104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76">docker ps --all</text:span></text:p>
          </table:table-cell>
          <table:table-cell table:style-name="ce104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ocker ps -a</text:p>
          </table:table-cell>
          <table:table-cell table:style-name="ce104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77">docker ps</text:span><text:span text:style-name="T78"> </text:span><text:span text:style-name="T79">-a -q</text:span></text:p>
          </table:table-cell>
          <table:table-cell table:style-name="ce104" office:value-type="string" calcext:value-type="string">
            <text:p><text:span text:style-name="T232">увидеть </text:span><text:span text:style-name="T79">только ID всех</text:span><text:span text:style-name="T78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77">docker</text:span><text:span text:style-name="T78"> </text:span><text:span text:style-name="T79">images</text:span></text:p>
          </table:table-cell>
          <table:table-cell table:style-name="ce104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0">docker logs</text:span><text:span text:style-name="T78"> </text:span><text:span text:style-name="T81">&lt;container ID&gt;</text:span></text:p>
          </table:table-cell>
          <table:table-cell table:style-name="ce104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82">docker </text:span><text:span text:style-name="T83">run</text:span><text:span text:style-name="T84"> -it </text:span><text:span text:style-name="T85">&lt;image name or ID&gt; </text:span><text:span text:style-name="T83">sh</text:span></text:p>
          </table:table-cell>
          <table:table-cell table:style-name="ce104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86">docker </text:span><text:span text:style-name="T87">volume ls</text:span></text:p>
          </table:table-cell>
          <table:table-cell table:style-name="ce141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<text:span text:style-name="T1">search</text:span> tomcat</text:p>
          </table:table-cell>
          <table:table-cell table:style-name="ce104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41"/>
          <table:table-cell table:style-name="ce104"/>
          <table:table-cell table:number-columns-repeated="1022"/>
        </table:table-row>
        <table:table-row table:style-name="ro2">
          <table:table-cell table:style-name="ce139" office:value-type="string" calcext:value-type="string">
            <text:p>ТЭГИ</text:p>
          </table:table-cell>
          <table:table-cell table:style-name="ce139"/>
          <table:table-cell table:number-columns-repeated="1022"/>
        </table:table-row>
        <table:table-row table:style-name="ro29">
          <table:table-cell table:style-name="ce104"/>
          <table:table-cell table:style-name="ce104" office:value-type="string" calcext:value-type="string">
            <text:p><text:span text:style-name="T6">Создают доп. ссылку на имадж.</text:span></text:p>
            <text:p><text:span text:style-name="T6">Старая ссылка, если была, то остается, и получается 2 ссылки на 1 имадж.</text:span></text:p>
            <text:p><text:span text:style-name="T6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docker <text:span text:style-name="T1">tag</text:span> <text:span text:style-name="T88">0e5574283393</text:span> <text:span text:style-name="T30">fedora</text:span>/<text:span text:style-name="T30">httpd</text:span>:<text:span text:style-name="T89">version1.0</text:span></text:p>
          </table:table-cell>
          <table:table-cell table:style-name="ce104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ocker tag httpd:test fedora/httpd:version1.0.test</text:p>
          </table:table-cell>
          <table:table-cell table:style-name="ce104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Построение образа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3" office:value-type="string" calcext:value-type="string">
            <text:p>docker build .</text:p>
          </table:table-cell>
          <table:table-cell table:style-name="ce104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0">
          <table:table-cell table:style-name="ce104" office:value-type="string" calcext:value-type="string">
            <text:p><text:span text:style-name="T90">docker build</text:span> <text:span text:style-name="T91">-t </text:span><text:span text:style-name="T92">&lt;имя имаджа&gt;</text:span>:<text:span text:style-name="T30">&lt;тэг&gt;</text:span> . <text:span text:style-name="T1">--no-cache</text:span></text:p>
          </table:table-cell>
          <table:table-cell table:style-name="ce106" office:value-type="string" calcext:value-type="string">
            <text:p>остроить имадж <text:span text:style-name="T233">с указанием имени и тэга</text:span>, <text:span text:style-name="T234">не используя кэш</text:span>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<text:span text:style-name="T93">docker build </text:span><text:span text:style-name="T94">-f Dockerfile</text:span><text:span text:style-name="T95"> -t </text:span><text:span text:style-name="T96">&lt;имя имаджа&gt;</text:span><text:span text:style-name="T97">:&lt;тэг&gt; </text:span><text:span text:style-name="T95">.</text:span></text:p>
          </table:table-cell>
          <table:table-cell table:style-name="ce104" office:value-type="string" calcext:value-type="string">
            <text:p><text:span text:style-name="T168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1">
          <table:table-cell table:style-name="ce141" office:value-type="string" calcext:value-type="string">
            <text:p><text:span text:style-name="T98">docker build -t </text:span><text:span text:style-name="T99">&lt;DockerHub account name&gt;</text:span><text:span text:style-name="T100">/</text:span><text:span text:style-name="T101">&lt;New Image name&gt;</text:span><text:span text:style-name="T102">:</text:span><text:span text:style-name="T103">&lt;Tag of version&gt;</text:span><text:span text:style-name="T100"> .</text:span></text:p>
          </table:table-cell>
          <table:table-cell table:style-name="ce104" office:value-type="string" calcext:value-type="string">
            <text:p><text:span text:style-name="T168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t</text:p>
          </table:table-cell>
          <table:table-cell table:style-name="ce104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p</text:p>
          </table:table-cell>
          <table:table-cell table:style-name="ce104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d</text:p>
          </table:table-cell>
          <table:table-cell table:style-name="ce104" office:value-type="string" calcext:value-type="string">
            <text:p><text:span text:style-name="T232">запускает образ в </text:span><text:span text:style-name="T235">detached режиме (</text:span><text:span text:style-name="T78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--no-cache</text:p>
          </table:table-cell>
          <table:table-cell table:style-name="ce104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104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04">docker run -it </text:span><text:span text:style-name="T105">&lt;image name or ID&gt; </text:span><text:span text:style-name="T106">sh</text:span></text:p>
          </table:table-cell>
          <table:table-cell table:style-name="ce104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Запуск</text:p>
          </table:table-cell>
          <table:table-cell table:style-name="ce139"/>
          <table:table-cell table:number-columns-repeated="1022"/>
        </table:table-row>
        <table:table-row table:style-name="ro2">
          <table:table-cell table:style-name="ce144" office:value-type="string" calcext:value-type="string">
            <text:p>run <text:span text:style-name="T107">= docker create + docker start</text:span></text:p>
          </table:table-cell>
          <table:table-cell table:style-name="ce104"/>
          <table:table-cell table:number-columns-repeated="1022"/>
        </table:table-row>
        <table:table-row table:style-name="ro8">
          <table:table-cell table:style-name="ce141" office:value-type="string" calcext:value-type="string">
            <text:p><text:span text:style-name="T108">docker run </text:span><text:span text:style-name="T109">&lt;имя имаджа&gt;</text:span></text:p>
          </table:table-cell>
          <table:table-cell table:style-name="ce104" office:value-type="string" calcext:value-type="string">
            <text:p><text:span text:style-name="T168">запустить контейнер,</text:span></text:p>
            <text:p><text:span text:style-name="T168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10">docker run</text:span><text:span text:style-name="T111"> </text:span><text:span text:style-name="T112">&lt;имя имаджа&gt; </text:span><text:span text:style-name="T111">command</text:span></text:p>
          </table:table-cell>
          <table:table-cell table:style-name="ce137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13">docker run</text:span><text:span text:style-name="T102"> </text:span><text:span text:style-name="T114">--name</text:span><text:span text:style-name="T102"> </text:span><text:span text:style-name="T115">&lt;имя контейнера&gt;</text:span><text:span text:style-name="T102"> </text:span><text:span text:style-name="T116">&lt;имя имаджа&gt;</text:span></text:p>
          </table:table-cell>
          <table:table-cell table:style-name="ce104" office:value-type="string" calcext:value-type="string">
            <text:p><text:span text:style-name="T236">создать и запустить контейнер, указав ему </text:span><text:span text:style-name="T237">ИМЯ</text:span></text:p>
          </table:table-cell>
          <table:table-cell table:number-columns-repeated="1022"/>
        </table:table-row>
        <table:table-row table:style-name="ro4">
          <table:table-cell table:style-name="ce145" office:value-type="string" calcext:value-type="string">
            <text:p><text:span text:style-name="T117">docker </text:span><text:span text:style-name="T118">run --name </text:span><text:span text:style-name="T119">&lt;имя контейнера&gt;</text:span><text:span text:style-name="T120"> </text:span><text:span text:style-name="T121">-d</text:span><text:span text:style-name="T122"> </text:span><text:span text:style-name="T123">&lt;имя имаджа&gt;</text:span></text:p>
          </table:table-cell>
          <table:table-cell table:style-name="ce154" office:value-type="string" calcext:value-type="string">
            <text:p>создать и запустить контейнер <text:span text:style-name="T238">фоном, ДЕМОНОМ</text:span><text:span text:style-name="T239">.</text:span></text:p>
          </table:table-cell>
          <table:table-cell table:number-columns-repeated="1022"/>
        </table:table-row>
        <table:table-row table:style-name="ro1">
          <table:table-cell table:style-name="ce104"/>
          <table:table-cell table:style-name="ce154"/>
          <table:table-cell table:number-columns-repeated="1022"/>
        </table:table-row>
        <table:table-row table:style-name="ro4">
          <table:table-cell table:style-name="ce146" office:value-type="string" calcext:value-type="string">
            <text:p><text:span text:style-name="T124">start </text:span><text:span text:style-name="T125">&lt;container ID&gt;</text:span></text:p>
          </table:table-cell>
          <table:table-cell table:style-name="ce137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04">docker start</text:span><text:span text:style-name="T106"> </text:span><text:span text:style-name="T126">225824d4f37c</text:span></text:p>
          </table:table-cell>
          <table:table-cell table:style-name="ce137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1">
          <table:table-cell table:style-name="ce141" office:value-type="string" calcext:value-type="string">
            <text:p><text:span text:style-name="T82">docker start</text:span><text:span text:style-name="T127"> </text:span><text:span text:style-name="T128">-a</text:span><text:span text:style-name="T127"> </text:span><text:span text:style-name="T129">225824d4f37c</text:span></text:p>
          </table:table-cell>
          <table:table-cell table:style-name="ce141" office:value-type="string" calcext:value-type="string">
            <text:p><text:span text:style-name="T240">start a container with ID 225824d4f37c </text:span><text:span text:style-name="T241">showing</text:span><text:span text:style-name="T106"> its output in terminal</text:span></text:p>
          </table:table-cell>
          <table:table-cell table:number-columns-repeated="1022"/>
        </table:table-row>
        <table:table-row table:style-name="ro4">
          <table:table-cell table:style-name="ce147" office:value-type="string" calcext:value-type="string">
            <text:p><text:span text:style-name="T130">docker </text:span><text:span text:style-name="T131">run</text:span><text:span text:style-name="T132"> </text:span><text:span text:style-name="T133">-it</text:span><text:span text:style-name="T132"> </text:span><text:span text:style-name="T134">-p</text:span><text:span text:style-name="T132"> 1234:8080 </text:span><text:span text:style-name="T135">&lt;имя имаджа&gt;</text:span></text:p>
          </table:table-cell>
          <table:table-cell table:style-name="ce155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8">
          <table:table-cell table:style-name="ce148" office:value-type="string" calcext:value-type="string">
            <text:p><text:span text:style-name="T136">sudo docker</text:span><text:span text:style-name="T137"> </text:span><text:span text:style-name="T136">run</text:span><text:span text:style-name="T137"> </text:span><text:span text:style-name="T138">-it -p</text:span><text:span text:style-name="T137"> 8080:8080 --network=</text:span><text:span text:style-name="T139">"host"</text:span><text:span text:style-name="T137"> </text:span><text:span text:style-name="T136">--name</text:span><text:span text:style-name="T140"> </text:span><text:span text:style-name="T141">&lt;имя контейнера&gt;</text:span><text:span text:style-name="T142"> </text:span><text:span text:style-name="T143">&lt;имя имаджа&gt;</text:span></text:p>
          </table:table-cell>
          <table:table-cell table:style-name="ce156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32">
          <table:table-cell table:style-name="ce149" office:value-type="string" calcext:value-type="string">
            <text:p><text:span text:style-name="T144">docker </text:span><text:span text:style-name="T145">run</text:span><text:span text:style-name="T146"> </text:span><text:span text:style-name="T147">-it</text:span><text:span text:style-name="T146"> </text:span><text:span text:style-name="T148">-p</text:span><text:span text:style-name="T146"> 1234:8080 tomcat</text:span></text:p>
          </table:table-cell>
          <table:table-cell table:style-name="ce142" office:value-type="string" calcext:value-type="string">
            <text:p><text:span text:style-name="T50">запустить Томкат</text:span></text:p>
            <text:p><text:span text:style-name="T242">-it</text:span><text:span text:style-name="T195"> - интерактивно, будем видеть, как он бежит в терминале,</text:span></text:p>
            <text:p><text:span text:style-name="T242">-p</text:span><text:span text:style-name="T195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run -it -p 8888:80 nginx</text:p>
          </table:table-cell>
          <table:table-cell table:style-name="ce142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142" table:number-columns-repeated="2"/>
          <table:table-cell table:number-columns-repeated="1022"/>
        </table:table-row>
        <table:table-row table:style-name="ro2">
          <table:table-cell table:style-name="ce150" office:value-type="string" calcext:value-type="string">
            <text:p>С открытым терминалом внутри контейнера</text:p>
          </table:table-cell>
          <table:table-cell table:style-name="ce150"/>
          <table:table-cell table:number-columns-repeated="1022"/>
        </table:table-row>
        <table:table-row table:style-name="ro33">
          <table:table-cell table:style-name="ce141" office:value-type="string" calcext:value-type="string">
            <text:p><text:span text:style-name="T149">docker run </text:span><text:span text:style-name="T150">busybox</text:span><text:span text:style-name="T111"> </text:span><text:span text:style-name="T151">&lt;LINUX COMMAND&gt;</text:span></text:p>
          </table:table-cell>
          <table:table-cell table:style-name="ce141" office:value-type="string" calcext:value-type="string">
            <text:p><text:span text:style-name="T240">контейнер</text:span><text:span text:style-name="T243">, </text:span><text:span text:style-name="T244">позволяющий выполнять комманды Linux</text:span></text:p>
          </table:table-cell>
          <table:table-cell table:number-columns-repeated="1022"/>
        </table:table-row>
        <table:table-row table:style-name="ro34">
          <table:table-cell table:style-name="ce141" office:value-type="string" calcext:value-type="string">
            <text:p><text:span text:style-name="T152">docker run </text:span><text:span text:style-name="T153">-it</text:span><text:span text:style-name="T154"> </text:span><text:span text:style-name="T155">busybox</text:span><text:span text:style-name="T154"> </text:span><text:span text:style-name="T156">sh</text:span></text:p>
          </table:table-cell>
          <table:table-cell table:style-name="ce141" office:value-type="string" calcext:value-type="string">
            <text:p><text:span text:style-name="T245">run a container with this window </text:span><text:span text:style-name="T246">connected to STDIN</text:span><text:span text:style-name="T127"> of a container and </text:span><text:span text:style-name="T247">linux terminal opened</text:span><text:span text:style-name="T127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50" office:value-type="string" calcext:value-type="string">
            <text:p>С ПОРТАМИ</text:p>
          </table:table-cell>
          <table:table-cell table:style-name="ce150"/>
          <table:table-cell table:number-columns-repeated="1022"/>
        </table:table-row>
        <table:table-row table:style-name="ro32">
          <table:table-cell table:style-name="ce141" office:value-type="string" calcext:value-type="string">
            <text:p><text:span text:style-name="T157">docker run</text:span><text:span text:style-name="T102"> </text:span><text:span text:style-name="T158">-p</text:span><text:span text:style-name="T102"> </text:span><text:span text:style-name="T158">8080</text:span><text:span text:style-name="T102">:8080 </text:span><text:span text:style-name="T116">&lt;image name or ID&gt;</text:span></text:p>
          </table:table-cell>
          <table:table-cell table:style-name="ce141" office:value-type="string" calcext:value-type="string">
            <text:p><text:span text:style-name="T240">Порты: </text:span><text:span text:style-name="T248">СНАРУЖИ</text:span><text:span text:style-name="T106">:ВНУТРИ.</text:span></text:p>
            <text:p><text:span text:style-name="T240">run a container with </text:span><text:span text:style-name="T249">redirecting incoming fetches</text:span><text:span text:style-name="T106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50" office:value-type="string" calcext:value-type="string">
            <text:p>самоликвидация контейнера</text:p>
          </table:table-cell>
          <table:table-cell table:style-name="ce150"/>
          <table:table-cell table:number-columns-repeated="1022"/>
        </table:table-row>
        <table:table-row table:style-name="ro31">
          <table:table-cell table:style-name="ce141" office:value-type="string" calcext:value-type="string">
            <text:p><text:span text:style-name="T98">docker run --name</text:span><text:span text:style-name="T102"> </text:span><text:span text:style-name="T159">&lt;имя контейнера&gt;</text:span><text:span text:style-name="T102"> </text:span><text:span text:style-name="T160">-d</text:span><text:span text:style-name="T114"> --rm </text:span><text:span text:style-name="T103">&lt;имя имаджа&gt;</text:span></text:p>
          </table:table-cell>
          <table:table-cell table:style-name="ce141" office:value-type="string" calcext:value-type="string">
            <text:p><text:span text:style-name="T250">- создать и запустить контейнер </text:span><text:span text:style-name="T204">фоном</text:span><text:span text:style-name="T191">, </text:span><text:span text:style-name="T224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docker run --rm --name &lt;имя контейнера&gt; -d -p 8080:8080 &lt;имя имаджа&gt;</text:p>
          </table:table-cell>
          <table:table-cell table:style-name="ce141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50" office:value-type="string" calcext:value-type="string">
            <text:p>ВРЕМЕННЫЕ ЗОНЫ</text:p>
          </table:table-cell>
          <table:table-cell table:style-name="ce150"/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93">docker run --rm --name</text:span><text:span text:style-name="T97"> </text:span><text:span text:style-name="T161">&lt;имя контейнера&gt;</text:span><text:span text:style-name="T97"> -d -p 8080:8080 </text:span><text:span text:style-name="T162">-e TZ=Europe/Moscow</text:span><text:span text:style-name="T97"> &lt;имя имаджа&gt;</text:span></text:p>
          </table:table-cell>
          <table:table-cell table:style-name="ce104" office:value-type="string" calcext:value-type="string">
            <text:p><text:span text:style-name="T168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ХРАНЕНИЕ ДАННЫХ</text:p>
          </table:table-cell>
          <table:table-cell table:style-name="ce139"/>
          <table:table-cell table:number-columns-repeated="1022"/>
        </table:table-row>
        <table:table-row table:style-name="ro3">
          <table:table-cell table:style-name="ce151" office:value-type="string" calcext:value-type="string">
            <text:p><text:span text:style-name="T163">docker run --name</text:span> <text:span text:style-name="T164">&lt;имя контейнера&gt; </text:span>-<text:span text:style-name="T165">d</text:span> -<text:span text:style-name="T166">p</text:span> 8080:8080 -<text:span text:style-name="T167">e</text:span> <text:span text:style-name="T168">TZ</text:span>=<text:span text:style-name="T169">Europe</text:span>/<text:span text:style-name="T170">Moscow</text:span> <text:span text:style-name="T171">-v &lt;абсолютный путь на хостовой машине&gt;: &lt;абсолютный путь внутри контейнера</text:span><text:span text:style-name="T172">&gt; &lt;имя имаджа&gt;</text:span></text:p>
          </table:table-cell>
          <table:table-cell table:style-name="ce104" office:value-type="string" calcext:value-type="string">
            <text:p><text:span text:style-name="T232">монтирование папки для сохранения данных </text:span><text:span text:style-name="T79">внутри контейнера</text:span><text:span text:style-name="T78"> между запусками</text:span></text:p>
          </table:table-cell>
          <table:table-cell table:number-columns-repeated="1022"/>
        </table:table-row>
        <table:table-row table:style-name="ro29">
          <table:table-cell table:style-name="ce141" office:value-type="string" calcext:value-type="string">
            <text:p><text:span text:style-name="T173">docker run -p 3000:3000 </text:span><text:span text:style-name="T153">-v app/node_modules</text:span><text:span text:style-name="T174"> </text:span><text:span text:style-name="T175">-v $(pwd):/app</text:span><text:span text:style-name="T174"> </text:span><text:span text:style-name="T155">&lt;image ID&gt;</text:span></text:p>
          </table:table-cell>
          <table:table-cell table:style-name="ce141" office:value-type="string" calcext:value-type="string">
            <text:p><text:span text:style-name="T251">put a bookmark on a nod modules folder of a container (bookmark means «Don“t touch it, don“t reference, this folder works fine»)</text:span><text:span text:style-name="T106"> and </text:span><text:span text:style-name="T252">make reference of our (PWD — print working directory) workdir folder to a folder inside a container</text:span></text:p>
            <text:p><text:span text:style-name="T50">(we make a volume = refernce)</text:span></text:p>
          </table:table-cell>
          <table:table-cell table:number-columns-repeated="1022"/>
        </table:table-row>
        <table:table-row table:style-name="ro8">
          <table:table-cell table:style-name="ce141" office:value-type="string" calcext:value-type="string">
            <text:p><text:span text:style-name="T176">docker</text:span><text:span text:style-name="T177"> </text:span><text:span text:style-name="T178">run</text:span><text:span text:style-name="T179"> --</text:span><text:span text:style-name="T180">rm</text:span><text:span text:style-name="T181"> -</text:span><text:span text:style-name="T180">d</text:span><text:span text:style-name="T179"> -</text:span><text:span text:style-name="T178">p</text:span><text:span text:style-name="T182"> 27017: 27017 </text:span><text:span text:style-name="T178">mongo</text:span></text:p>
          </table:table-cell>
          <table:table-cell table:style-name="ce141" office:value-type="string" calcext:value-type="string">
            <text:p><text:span text:style-name="T50">запуск контейнера </text:span>Mongo из имаджа с Докер-библиотеки. <text:span text:style-name="T227">Временная</text:span> ДБ, которая <text:span text:style-name="T227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>
          <table:table-cell table:style-name="ce141"/>
          <table:table-cell table:style-name="ce104"/>
          <table:table-cell table:number-columns-repeated="1022"/>
        </table:table-row>
        <table:table-row table:style-name="ro2">
          <table:table-cell table:style-name="ce150" office:value-type="string" calcext:value-type="string">
            <text:p>VOLUMES</text:p>
          </table:table-cell>
          <table:table-cell table:style-name="ce150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83">docker volume create</text:span><text:span text:style-name="T106"> </text:span><text:span text:style-name="T184">&lt;имя волюма&gt;</text:span></text:p>
          </table:table-cell>
          <table:table-cell table:style-name="ce141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85">docker volume ls</text:span></text:p>
          </table:table-cell>
          <table:table-cell table:style-name="ce141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41" office:value-type="string" calcext:value-type="string">
            <text:p><text:span text:style-name="T186">docker run --rm --name</text:span> &lt; имя контейнера &gt; <text:span text:style-name="T187">-d -p 8080:8080 -e TZ=Europe/Moscow -</text:span><text:span text:style-name="T188">v &lt;ИМЯ ВОЛЮМА&gt;: &lt;абсолютный путь внутри контейнера</text:span>&gt; &lt; имя имаджа &gt;</text:p>
          </table:table-cell>
          <table:table-cell table:style-name="ce141" office:value-type="string" calcext:value-type="string">
            <text:p>монтирование папки для сохранения данных <text:span text:style-name="T253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Работа с функционирующим контейнером</text:p>
          </table:table-cell>
          <table:table-cell table:style-name="ce139"/>
          <table:table-cell table:number-columns-repeated="1022"/>
        </table:table-row>
        <table:table-row table:style-name="ro2">
          <table:table-cell table:style-name="ce152" office:value-type="string" calcext:value-type="string">
            <text:p>exec</text:p>
          </table:table-cell>
          <table:table-cell table:style-name="ce137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76">docker</text:span> exec -it &lt;container ID&gt; &lt;command&gt;</text:p>
          </table:table-cell>
          <table:table-cell table:style-name="ce104" office:value-type="string" calcext:value-type="string">
            <text:p><text:span text:style-name="T254">allows to provide input</text:span><text:span text:style-name="T97"> </text:span><text:span text:style-name="T94">with tips and help</text:span><text:span text:style-name="T97"> to STDIN and </text:span><text:span text:style-name="T255">send another command</text:span><text:span text:style-name="T97"> to a container</text:span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76">docker</text:span> exec -u 0 -it &lt;container ID&gt; /bin/bash</text:p>
          </table:table-cell>
          <table:table-cell table:style-name="ce104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89">docker exec -it </text:span><text:span text:style-name="T190">&lt;container ID&gt;</text:span><text:span text:style-name="T191"> </text:span><text:span text:style-name="T192">sh</text:span></text:p>
          </table:table-cell>
          <table:table-cell table:style-name="ce141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exec -it <text:span text:style-name="T193">&lt;container ID&gt;</text:span> /bin/bash</text:p>
          </table:table-cell>
          <table:table-cell table:style-name="ce141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168">Ctrl+D or ‘exit’</text:span></text:p>
          </table:table-cell>
          <table:table-cell table:style-name="ce137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5">
          <table:table-cell table:style-name="ce141" office:value-type="string" calcext:value-type="string">
            <text:p><text:span text:style-name="T194">docker </text:span><text:span text:style-name="T87">commit</text:span><text:span text:style-name="T195"> </text:span><text:span text:style-name="T196">-c</text:span><text:span text:style-name="T195"> </text:span><text:span text:style-name="T197">„CMD [«redis-server»]“</text:span><text:span text:style-name="T195"> </text:span><text:span text:style-name="T198">&lt;ID of a container&gt;</text:span></text:p>
          </table:table-cell>
          <table:table-cell table:style-name="ce141" office:value-type="string" calcext:value-type="string">
            <text:p><text:span text:style-name="T50">Создаёт имадж из выбранного контейнера.</text:span></text:p>
            <text:p><text:span text:style-name="T50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50">Именно так на каждом шагу делают Dockerfiles</text:span></text:p>
          </table:table-cell>
          <table:table-cell table:number-columns-repeated="1022"/>
        </table:table-row>
        <table:table-row table:style-name="ro33">
          <table:table-cell table:style-name="ce141" office:value-type="string" calcext:value-type="string">
            <text:p><text:span text:style-name="T86">docker </text:span><text:span text:style-name="T87">commit</text:span><text:span text:style-name="T199"> </text:span><text:span text:style-name="T200">5267e21d140</text:span><text:span text:style-name="T199"> </text:span><text:span text:style-name="T201">denis_v2</text:span><text:span text:style-name="T199">:</text:span><text:span text:style-name="T202">latest</text:span></text:p>
          </table:table-cell>
          <table:table-cell table:style-name="ce104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9">
          <table:table-cell table:style-name="ce104" office:value-type="string" calcext:value-type="string">
            <text:p><text:span text:style-name="T76">docker</text:span> <text:span text:style-name="T203">cp</text:span> foo.txt <text:span text:style-name="T89">mycontainer</text:span>:/foo.txt</text:p>
          </table:table-cell>
          <table:table-cell table:style-name="ce104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76">docker</text:span> <text:span text:style-name="T203">cp</text:span> mycontainer:/foo.txt foo.txt</text:p>
          </table:table-cell>
          <table:table-cell table:style-name="ce104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76">docker</text:span> <text:span text:style-name="T203">cp</text:span> src/. mycontainer:/target</text:p>
            <text:p><text:span text:style-name="T76">docker</text:span> <text:span text:style-name="T203">cp</text:span> mycontainer:/src/. target</text:p>
          </table:table-cell>
          <table:table-cell table:style-name="ce104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Остановка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1">
          <table:table-cell table:style-name="ce141" office:value-type="string" calcext:value-type="string">
            <text:p><text:span text:style-name="T149">docker </text:span><text:span text:style-name="T204">stop</text:span><text:span text:style-name="T111"> </text:span><text:span text:style-name="T190">&lt;name or ID of a container&gt;</text:span></text:p>
          </table:table-cell>
          <table:table-cell table:style-name="ce141" office:value-type="string" calcext:value-type="string">
            <text:p><text:span text:style-name="T256">stop </text:span><text:span text:style-name="T195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3">
          <table:table-cell table:style-name="ce141" office:value-type="string" calcext:value-type="string">
            <text:p><text:span text:style-name="T189">docker </text:span><text:span text:style-name="T192">kill</text:span><text:span text:style-name="T191"> </text:span><text:span text:style-name="T190">&lt;name or ID of a container&gt;</text:span></text:p>
          </table:table-cell>
          <table:table-cell table:style-name="ce141" office:value-type="string" calcext:value-type="string">
            <text:p><text:span text:style-name="T257">kill</text:span><text:span text:style-name="T126"> container </text:span><text:span text:style-name="T106">immediately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76">docker</text:span> <text:span text:style-name="T205">stop</text:span> $(<text:span text:style-name="T76">docker</text:span> <text:span text:style-name="T203">ps</text:span> -a -q)</text:p>
          </table:table-cell>
          <table:table-cell table:style-name="ce104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1" table:number-columns-repeated="2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Удаление</text:p>
          </table:table-cell>
          <table:table-cell table:style-name="ce139"/>
          <table:table-cell table:number-columns-repeated="1022"/>
        </table:table-row>
        <table:table-row table:style-name="ro8">
          <table:table-cell table:style-name="ce152" office:value-type="string" calcext:value-type="string">
            <text:p>system prune</text:p>
          </table:table-cell>
          <table:table-cell table:style-name="ce141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52"/>
          <table:table-cell table:style-name="ce141"/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<text:span text:style-name="T206"> </text:span><text:span text:style-name="T207">rm</text:span><text:span text:style-name="T208"> </text:span><text:span text:style-name="T209">&lt;ID контейнера или имя&gt;</text:span></text:p>
          </table:table-cell>
          <table:table-cell table:style-name="ce104" office:value-type="string" calcext:value-type="string">
            <text:p><text:span text:style-name="T232">остановить выполнение контейнера и </text:span><text:span text:style-name="T79">удалить</text:span><text:span text:style-name="T78"> его</text:span>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<text:span text:style-name="T210">docker rm</text:span><text:span text:style-name="T211"> $(</text:span><text:span text:style-name="T212">docker ps</text:span><text:span text:style-name="T208"> -</text:span><text:span text:style-name="T213">qa)</text:span></text:p>
          </table:table-cell>
          <table:table-cell table:style-name="ce141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214">docker</text:span><text:span text:style-name="T215"> </text:span><text:span text:style-name="T216">rmi</text:span><text:span text:style-name="T215"> </text:span><text:span text:style-name="T217">&lt;имя имаджа&gt;</text:span></text:p>
          </table:table-cell>
          <table:table-cell table:style-name="ce141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3">docker</text:span><text:span text:style-name="T97"> </text:span><text:span text:style-name="T95">rmi</text:span><text:span text:style-name="T97"> $(</text:span><text:span text:style-name="T218">docker images -q</text:span><text:span text:style-name="T97">)</text:span></text:p>
          </table:table-cell>
          <table:table-cell table:style-name="ce104" office:value-type="string" calcext:value-type="string">
            <text:p><text:span text:style-name="T168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219">sudo docker rmi </text:span><text:span text:style-name="T220">$(</text:span><text:span text:style-name="T221">sudo docker images -f</text:span><text:span text:style-name="T220"> "dangling=true" -q)</text:span></text:p>
          </table:table-cell>
          <table:table-cell table:style-name="ce136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Dockerfile</text:p>
          </table:table-cell>
          <table:table-cell table:style-name="ce139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<text:span text:style-name="T107">FROM python:3.6</text:span></text:p>
            <text:p><text:span text:style-name="T222">RUN mkdir -p </text:span><text:span text:style-name="T223">/usr/src/app/</text:span></text:p>
            <text:p><text:span text:style-name="T222">WORKDIR </text:span><text:span text:style-name="T223">/usr/src/app/</text:span></text:p>
          </table:table-cell>
          <table:table-cell table:style-name="ce137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49">COPY </text:span><text:span text:style-name="T224">.</text:span><text:span text:style-name="T111"> </text:span><text:span text:style-name="T225">/usr/src/app/</text:span></text:p>
          </table:table-cell>
          <table:table-cell table:style-name="ce137" office:value-type="string" calcext:value-type="string">
            <text:p>- <text:span text:style-name="T258">a path on our computer relatively to a build context</text:span> and <text:span text:style-name="T259">a path inside a container</text:span>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37"/>
          <table:table-cell table:number-columns-repeated="1022"/>
        </table:table-row>
        <table:table-row table:style-name="ro4">
          <table:table-cell table:style-name="ce142" office:value-type="string" calcext:value-type="string">
            <text:p><text:span text:style-name="T50">CMD [“python”, “app.py”]</text:span></text:p>
          </table:table-cell>
          <table:table-cell table:style-name="ce104" office:value-type="string" calcext:value-type="string">
            <text:p><text:span text:style-name="T236">вместо CMD может быть </text:span><text:span text:style-name="T260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142" office:value-type="string" calcext:value-type="string">
            <text:p>ENV TZ Europe/Moscow</text:p>
          </table:table-cell>
          <table:table-cell table:style-name="ce157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6">
          <table:table-cell table:style-name="ce104" office:value-type="string" calcext:value-type="string">
            <text:p><text:span text:style-name="T107">FROM python:3.8</text:span></text:p>
            <text:p><text:span text:style-name="T107">RUN mkdir -p /usr/src/app1/</text:span></text:p>
            <text:p><text:span text:style-name="T107">WORKDIR /usr/src/app1/</text:span></text:p>
            <text:p><text:span text:style-name="T107">COPY . /usr/src/app1/</text:span></text:p>
            <text:p><text:span text:style-name="T107">RUN pip install --no-cache-dir -r requirements.txt</text:span></text:p>
            <text:p><text:span text:style-name="T107">EXPOSE 8080</text:span></text:p>
            <text:p/>
            <text:p><text:span text:style-name="T107">ENTRYPOINT ["python"]</text:span></text:p>
            <text:p><text:span text:style-name="T107">CMD ["flask_app1.py"]</text:span></text:p>
          </table:table-cell>
          <table:table-cell table:style-name="ce104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39" office:value-type="string" calcext:value-type="string">
            <text:p>docker-compose</text:p>
          </table:table-cell>
          <table:table-cell table:style-name="ce139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6">
          <table:table-cell table:style-name="ce104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104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7">
          <table:table-cell table:style-name="ce153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104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185">docker-compose</text:span> <text:span text:style-name="T203">up</text:span></text:p>
          </table:table-cell>
          <table:table-cell table:style-name="ce104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104" table:number-columns-repeated="2"/>
          <table:table-cell table:number-columns-repeated="102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113"/>
        <table:table-column table:style-name="co10" table:default-cell-style-name="ce113"/>
        <table:table-column table:style-name="co4" table:number-columns-repeated="1022" table:default-cell-style-name="ce113"/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Windows Server</text:p>
          </table:table-cell>
          <table:table-cell table:style-name="ce108"/>
          <table:table-cell table:number-columns-repeated="1022"/>
        </table:table-row>
        <table:table-row table:style-name="ro9">
          <table:table-cell table:style-name="ce104"/>
          <table:table-cell table:style-name="ce104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 -r</text:p>
          </table:table-cell>
          <table:table-cell table:style-name="ce104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 -r -t 60</text:p>
          </table:table-cell>
          <table:table-cell table:style-name="ce104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Windows 10</text:p>
          </table:table-cell>
          <table:table-cell table:style-name="ce108"/>
          <table:table-cell table:number-columns-repeated="1022"/>
        </table:table-row>
        <table:table-row table:style-name="ro8">
          <table:table-cell table:style-name="ce104" office:value-type="string" calcext:value-type="string">
            <text:p>powercfg.exe /hibernate off</text:p>
          </table:table-cell>
          <table:table-cell table:style-name="ce104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Планировщик задач</text:p>
          </table:table-cell>
          <table:table-cell table:style-name="ce158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cls</text:p>
          </table:table-cell>
          <table:table-cell table:style-name="ce104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8" office:value-type="string" calcext:value-type="string">
            <text:p>Добавляем пути в PATH</text:p>
          </table:table-cell>
          <table:table-cell table:style-name="ce108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38">
          <table:table-cell table:style-name="ce104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261">В диалоговом окне "</text:span><text:span text:style-name="T262">Система</text:span><text:span text:style-name="T263">" → "Дополнительные параметры системы".</text:span></text:p>
            <text:p/>
          </table:table-cell>
          <table:table-cell table:style-name="ce104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39">
          <table:table-cell table:style-name="ce104" office:value-type="string" calcext:value-type="string">
            <text:p><text:span text:style-name="T261">-&gt; На вкладке "О программе" диалогового окна "Свойства системы" -&gt; "</text:span><text:span text:style-name="T262">Переменные среды</text:span><text:span text:style-name="T263">".</text:span></text:p>
            <text:p><text:span text:style-name="T5">-&gt; "Системные переменные"</text:span></text:p>
            <text:p><text:span text:style-name="T5">-&gt; прокрутите список до переменной Path, а затем выберите ее.</text:span></text:p>
            <text:p/>
            <text:p><text:span text:style-name="T5">"Изменить" в этом диалоговом окне.</text:span></text:p>
            <text:p/>
          </table:table-cell>
          <table:table-cell table:style-name="ce104"/>
          <table:table-cell table:number-columns-repeated="1022"/>
        </table:table-row>
        <table:table-row table:style-name="ro40">
          <table:table-cell table:style-name="ce104" office:value-type="string" calcext:value-type="string">
            <text:p><text:span text:style-name="T5">Добавляем папку, в которой лежат exe-шники,</text:span></text:p>
            <text:p/>
            <text:p><text:span text:style-name="T5">жмём "ОК"</text:span></text:p>
          </table:table-cell>
          <table:table-cell table:style-name="ce104"/>
          <table:table-cell table:number-columns-repeated="1022"/>
        </table:table-row>
        <table:table-row table:style-name="ro1" table:number-rows-repeated="6">
          <table:table-cell table:style-name="ce104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108" office:value-type="string" calcext:value-type="string">
            <text:p>Важные удобные штуки</text:p>
          </table:table-cell>
          <table:table-cell table:style-name="ce108"/>
        </table:table-row>
        <table:table-row table:style-name="ro2">
          <table:table-cell table:style-name="ce127" office:value-type="string" calcext:value-type="string">
            <text:p>Устройства — Общий буфер обмена — Двунаправленный</text:p>
          </table:table-cell>
          <table:table-cell table:style-name="ce127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127" office:value-type="string" calcext:value-type="string">
            <text:p>Устройства — Функция Drag&amp;Drop — Двунаправленный</text:p>
          </table:table-cell>
          <table:table-cell table:style-name="ce127"/>
        </table:table-row>
        <table:table-row table:style-name="ro1" table:number-rows-repeated="2">
          <table:table-cell table:style-name="ce127" table:number-columns-repeated="2"/>
        </table:table-row>
        <table:table-row table:style-name="ro2">
          <table:table-cell table:style-name="ce108" office:value-type="string" calcext:value-type="string">
            <text:p>УСТАНОВКА ДОПОЛНЕНИЙ НА VBOX для открытия общих папок</text:p>
          </table:table-cell>
          <table:table-cell table:style-name="ce108"/>
        </table:table-row>
        <table:table-row table:style-name="ro3">
          <table:table-cell table:style-name="ce104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104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8">
          <table:table-cell table:style-name="ce104" office:value-type="string" calcext:value-type="string">
            <text:p>cd /media/cdrom</text:p>
          </table:table-cell>
          <table:table-cell table:style-name="ce104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14">
          <table:table-cell table:style-name="ce104" office:value-type="string" calcext:value-type="string">
            <text:p><text:span text:style-name="T40">sudo sh ./VBoxLinuxAdditions.run</text:span></text:p>
            <text:p><text:span text:style-name="T40">sudo adduser username vboxsf</text:span></text:p>
            <text:p><text:span text:style-name="T40">sudo reboot</text:span></text:p>
          </table:table-cell>
          <table:table-cell table:style-name="ce104"/>
        </table:table-row>
        <table:table-row table:style-name="ro1">
          <table:table-cell table:style-name="ce108" table:number-columns-repeated="2"/>
        </table:table-row>
        <table:table-row table:style-name="ro4">
          <table:table-cell table:style-name="ce106" office:value-type="string" calcext:value-type="string">
            <text:p>genisoimage -o output_image.iso directory_name</text:p>
          </table:table-cell>
          <table:table-cell table:style-name="ce106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104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.00.0000</text:date>, <text:time style:data-style-name="N2" text:time-value="20:07:01.86708482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1-11-15T20:15:15.037364828</dc:date>
    <meta:editing-cycles>543</meta:editing-cycles>
    <meta:editing-duration>P1DT14H29M37S</meta:editing-duration>
    <meta:document-statistic meta:table-count="5" meta:cell-count="818" meta:object-count="0"/>
  </office:meta>
</office:document-meta>
</file>